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9.26cm" fo:margin-left="-0.25cm" table:align="left" fo:background-color="transparent" style:may-break-between-rows="false" style:writing-mode="lr-tb">
        <style:background-image/>
      </style:table-properties>
    </style:style>
    <style:style style:name="Table1.A" style:family="table-column">
      <style:table-column-properties style:column-width="1.323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e1.G1" style:family="table-cell">
      <style:table-cell-properties style:vertical-align="middle" fo:padding="0.049cm" fo:border="0.05pt solid #000000" style:writing-mode="page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P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10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1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1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4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P2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P2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P3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P3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P47" style:family="paragraph" style:parent-style-name="Footer">
      <style:text-properties officeooo:rsid="00178920" officeooo:paragraph-rsid="00178920"/>
    </style:style>
    <style:style style:name="P48" style:family="paragraph" style:parent-style-name="Footer">
      <style:text-properties officeooo:paragraph-rsid="00c384cf"/>
    </style:style>
    <style:style style:name="P49" style:family="paragraph" style:parent-style-name="Footer">
      <style:text-properties officeooo:paragraph-rsid="00863005"/>
    </style:style>
    <style:style style:name="P50" style:family="paragraph" style:parent-style-name="Footer">
      <style:text-properties officeooo:paragraph-rsid="00d4df5c"/>
    </style:style>
    <style:style style:name="P51" style:family="paragraph" style:parent-style-name="Footer">
      <style:paragraph-properties fo:text-align="end" style:justify-single-word="false"/>
      <style:text-properties officeooo:paragraph-rsid="00d4df5c"/>
    </style:style>
    <style:style style:name="P52" style:family="paragraph" style:parent-style-name="Footer">
      <style:paragraph-properties fo:text-align="start" style:justify-single-word="false"/>
      <style:text-properties officeooo:paragraph-rsid="00d4df5c"/>
    </style:style>
    <style:style style:name="P53" style:family="paragraph" style:parent-style-name="Footer">
      <style:paragraph-properties fo:text-align="start" style:justify-single-word="false"/>
      <style:text-properties officeooo:paragraph-rsid="0211dd7e"/>
    </style:style>
    <style:style style:name="P54" style:family="paragraph" style:parent-style-name="Footer">
      <style:text-properties officeooo:paragraph-rsid="030c4d7d"/>
    </style:style>
    <style:style style:name="P55" style:family="paragraph" style:parent-style-name="Footer">
      <style:text-properties officeooo:paragraph-rsid="008d016c"/>
    </style:style>
    <style:style style:name="P56" style:family="paragraph" style:parent-style-name="Footer">
      <style:text-properties officeooo:paragraph-rsid="010f7046"/>
    </style:style>
    <style:style style:name="P57" style:family="paragraph" style:parent-style-name="Footer">
      <style:text-properties officeooo:paragraph-rsid="01120261"/>
    </style:style>
    <style:style style:name="P58" style:family="paragraph" style:parent-style-name="Footer">
      <style:text-properties officeooo:rsid="0242edd8" officeooo:paragraph-rsid="0242edd8"/>
    </style:style>
    <style:style style:name="P59" style:family="paragraph" style:parent-style-name="Footer">
      <style:text-properties officeooo:paragraph-rsid="00a59a60"/>
    </style:style>
    <style:style style:name="P60" style:family="paragraph" style:parent-style-name="Footer">
      <style:text-properties officeooo:paragraph-rsid="004274bc"/>
    </style:style>
    <style:style style:name="P61" style:family="paragraph" style:parent-style-name="Footer">
      <style:text-properties officeooo:paragraph-rsid="00d8520c"/>
    </style:style>
    <style:style style:name="P62" style:family="paragraph" style:parent-style-name="Footer">
      <style:text-properties officeooo:paragraph-rsid="002aa84d"/>
    </style:style>
    <style:style style:name="P63" style:family="paragraph" style:parent-style-name="Footer">
      <style:text-properties officeooo:rsid="001f8a2d" officeooo:paragraph-rsid="00bd36bc"/>
    </style:style>
    <style:style style:name="P64" style:family="paragraph" style:parent-style-name="Footer">
      <style:text-properties officeooo:rsid="001f8a2d" officeooo:paragraph-rsid="002b33ed"/>
    </style:style>
    <style:style style:name="P65" style:family="paragraph" style:parent-style-name="Footer">
      <style:text-properties officeooo:rsid="011350d1" officeooo:paragraph-rsid="011350d1"/>
    </style:style>
    <style:style style:name="P66" style:family="paragraph" style:parent-style-name="Footer">
      <style:text-properties officeooo:rsid="0096b4e2" officeooo:paragraph-rsid="0096b4e2"/>
    </style:style>
    <style:style style:name="P67" style:family="paragraph" style:parent-style-name="Footer">
      <style:text-properties officeooo:paragraph-rsid="0096b4e2"/>
    </style:style>
    <style:style style:name="P68" style:family="paragraph" style:parent-style-name="Footer">
      <style:text-properties officeooo:paragraph-rsid="02a682f9"/>
    </style:style>
    <style:style style:name="P69" style:family="paragraph" style:parent-style-name="Header">
      <style:paragraph-properties fo:margin-left="0cm" fo:margin-right="0cm" fo:text-indent="0cm" style:auto-text-indent="false"/>
    </style:style>
    <style:style style:name="P7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7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7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7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7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7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76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77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8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9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0" style:family="paragraph" style:parent-style-name="Header">
      <style:paragraph-properties fo:text-align="start" style:justify-single-word="false"/>
      <style:text-properties officeooo:paragraph-rsid="0289fb01"/>
    </style:style>
    <style:style style:name="P81" style:family="paragraph" style:parent-style-name="Header">
      <style:paragraph-properties fo:text-align="start" style:justify-single-word="false"/>
      <style:text-properties officeooo:paragraph-rsid="0211dd7e"/>
    </style:style>
    <style:style style:name="P82" style:family="paragraph" style:parent-style-name="Header">
      <style:paragraph-properties fo:text-align="start" style:justify-single-word="false"/>
      <style:text-properties officeooo:paragraph-rsid="02a56131"/>
    </style:style>
    <style:style style:name="P83" style:family="paragraph" style:parent-style-name="Header">
      <style:paragraph-properties fo:text-align="center" style:justify-single-word="false"/>
      <style:text-properties officeooo:paragraph-rsid="00ab054e"/>
    </style:style>
    <style:style style:name="P84" style:family="paragraph" style:parent-style-name="Header">
      <style:paragraph-properties fo:text-align="center" style:justify-single-word="false"/>
      <style:text-properties officeooo:paragraph-rsid="00c10aa6"/>
    </style:style>
    <style:style style:name="P85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6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7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88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89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0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1" style:family="paragraph" style:parent-style-name="_5f_Header_20_N_20_page_20_impaire_20__28_D_29_">
      <style:paragraph-properties fo:text-align="start" style:justify-single-word="false"/>
    </style:style>
    <style:style style:name="P92" style:family="paragraph" style:parent-style-name="_5f_Header_20_N_20_page_20_impaire_20__28_D_29_">
      <style:text-properties officeooo:rsid="027aa87d" officeooo:paragraph-rsid="027aa87d"/>
    </style:style>
    <style:style style:name="P93" style:family="paragraph" style:parent-style-name="_5f_Header_20_N_20_page_20_impaire_20__28_D_29_">
      <style:text-properties officeooo:rsid="0277791e" officeooo:paragraph-rsid="0277791e"/>
    </style:style>
    <style:style style:name="P94" style:family="paragraph" style:parent-style-name="_5f_Header_20_G_20_page_20_impaire_20__28_D_29_">
      <style:text-properties officeooo:paragraph-rsid="01259ec2"/>
    </style:style>
    <style:style style:name="P95" style:family="paragraph" style:parent-style-name="_5f_Header_20_G_20_page_20_impaire_20__28_D_29_">
      <style:text-properties officeooo:paragraph-rsid="00c87b35"/>
    </style:style>
    <style:style style:name="P96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97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8" style:family="paragraph" style:parent-style-name="_5f_Header_20_G_20_page_20_paire_20__28_G_29_">
      <style:text-properties officeooo:paragraph-rsid="00eb2abc"/>
    </style:style>
    <style:style style:name="P99" style:family="paragraph" style:parent-style-name="_5f_Header_20_G_20_page_20_paire_20__28_G_29_">
      <style:paragraph-properties fo:text-align="start" style:justify-single-word="false"/>
    </style:style>
    <style:style style:name="P100" style:family="paragraph" style:parent-style-name="_5f_Header_20_G_20_page_20_paire_20__28_G_29_">
      <style:text-properties officeooo:paragraph-rsid="0334a5be"/>
    </style:style>
    <style:style style:name="P10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2" style:family="paragraph" style:parent-style-name="_5f_Footer_20_page_20_impaire_20__28_D_29_">
      <style:text-properties fo:text-transform="uppercase" fo:color="#ffffff" loext:opacity="100%" style:font-name="Bitstream Vera Sans1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3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4" style:family="paragraph" style:parent-style-name="_5f_Footer_20_page_20_impaire_20__28_D_29_"/>
    <style:style style:name="P105" style:family="paragraph" style:parent-style-name="_5f_Footer_20_page_20_paire_20__28_G_29_"/>
    <style:style style:name="P106" style:family="paragraph" style:parent-style-name="_5f_Footer_20_page_20_paire_20__28_G_29_">
      <style:text-properties fo:font-size="9pt" style:font-size-asian="9pt" style:font-size-complex="9pt"/>
    </style:style>
    <style:style style:name="P107" style:family="paragraph" style:parent-style-name="_5f_Header_20_N_20_page_20_impaire_20__28_D_29_">
      <style:paragraph-properties fo:text-align="start" style:justify-single-word="false"/>
      <style:text-properties officeooo:paragraph-rsid="00ad9c4c"/>
    </style:style>
    <style:style style:name="P10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9" style:family="paragraph" style:parent-style-name="_5f_Paragraphe_5f_Réponse_5f_Elève" style:list-style-name=""/>
    <style:style style:name="P110" style:family="paragraph" style:parent-style-name="_5f_Premier_5f_Titre_5f_Exercices_5f_avec_5f_Num_5f_Exo_5f_sans_5f_Titre" style:master-page-name="_31__5f_2_5f_SERIE_5f_N_5f_GAUCHE_5f_ET_5f_DROITE_5f_2COL">
      <style:paragraph-properties style:page-number="134" fo:break-before="auto" fo:break-after="auto"/>
    </style:style>
    <style:style style:name="P111" style:family="paragraph">
      <style:paragraph-properties fo:text-align="center"/>
    </style:style>
    <style:style style:name="P11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117" style:family="paragraph">
      <loext:graphic-properties draw:fill="solid" draw:fill-color="#7fb241"/>
    </style:style>
    <style:style style:name="P11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9" style:family="paragraph">
      <loext:graphic-properties draw:fill="solid" draw:fill-color="#d7e12c"/>
    </style:style>
    <style:style style:name="P120" style:family="paragraph">
      <loext:graphic-properties draw:fill="solid" draw:fill-color="#1ca2b8"/>
    </style:style>
    <style:style style:name="P12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T1" style:family="text">
      <style:text-properties officeooo:rsid="0268e0aa"/>
    </style:style>
    <style:style style:name="T2" style:family="text">
      <style:text-properties officeooo:rsid="0160d7ef"/>
    </style:style>
    <style:style style:name="T3" style:family="text">
      <style:text-properties fo:font-variant="small-caps"/>
    </style:style>
    <style:style style:name="T4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4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5" style:family="text">
      <style:text-properties fo:font-variant="small-caps" fo:color="#d7e12c" loext:opacity="100%" style:font-name="Bitstream Vera Sans3" fo:font-size="16pt" fo:font-style="normal" fo:text-shadow="none" fo:font-weight="bold" officeooo:rsid="00a1db36"/>
    </style:style>
    <style:style style:name="T26" style:family="text">
      <style:text-properties fo:font-variant="small-caps" fo:color="#d7e12c" loext:opacity="100%" style:font-name="Bitstream Vera Sans1" fo:font-size="16pt" fo:font-style="normal" fo:text-shadow="none" fo:font-weight="bold" officeooo:rsid="00a5cf2b"/>
    </style:style>
    <style:style style:name="T27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56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57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58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59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60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61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3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4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5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6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7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8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9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70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71" style:family="text">
      <style:text-properties fo:font-variant="small-caps" officeooo:rsid="0054f64f"/>
    </style:style>
    <style:style style:name="T72" style:family="text">
      <style:text-properties fo:font-variant="small-caps" officeooo:rsid="0096b4e2"/>
    </style:style>
    <style:style style:name="T73" style:family="text">
      <style:text-properties fo:font-variant="small-caps" officeooo:rsid="00a847d5"/>
    </style:style>
    <style:style style:name="T74" style:family="text">
      <style:text-properties fo:font-variant="small-caps" officeooo:rsid="007d7a6f"/>
    </style:style>
    <style:style style:name="T75" style:family="text">
      <style:text-properties fo:font-variant="small-caps" officeooo:rsid="00990660"/>
    </style:style>
    <style:style style:name="T76" style:family="text">
      <style:text-properties fo:font-variant="small-caps" officeooo:rsid="00b5d2d1"/>
    </style:style>
    <style:style style:name="T77" style:family="text">
      <style:text-properties fo:font-variant="small-caps" officeooo:rsid="00b6801f"/>
    </style:style>
    <style:style style:name="T78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T79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T80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T81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T82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T83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T84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T85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T86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T87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T88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T89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T90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T91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T92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T93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T94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T95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T96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T97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T98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T99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T100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T101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T102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T103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T104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T105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T106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T107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T108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T109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T110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T111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T112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T113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T114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T115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T116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T117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T118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T119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T120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T121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T122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T123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T124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T125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T126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T127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T128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T129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T130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T131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T132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T133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T134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T135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T136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T137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T138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T139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T140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T141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T142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T143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T144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T145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T146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T147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T148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T149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0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1" style:family="text">
      <style:text-properties officeooo:rsid="0072f07f"/>
    </style:style>
    <style:style style:name="T152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53" style:family="text">
      <style:text-properties officeooo:rsid="026ec296"/>
    </style:style>
    <style:style style:name="T154" style:family="text">
      <style:text-properties officeooo:rsid="0272f9e5"/>
    </style:style>
    <style:style style:name="T155" style:family="text">
      <style:text-properties officeooo:rsid="02757f12"/>
    </style:style>
    <style:style style:name="T156" style:family="text">
      <style:text-properties officeooo:rsid="02735980"/>
    </style:style>
    <style:style style:name="T157" style:family="text">
      <style:text-properties officeooo:rsid="01b6dc57"/>
    </style:style>
    <style:style style:name="T158" style:family="text">
      <style:text-properties officeooo:rsid="00b5d2d1"/>
    </style:style>
    <style:style style:name="T159" style:family="text">
      <style:text-properties officeooo:rsid="015f088a"/>
    </style:style>
    <style:style style:name="T160" style:family="text">
      <style:text-properties officeooo:rsid="01f8729d"/>
    </style:style>
    <style:style style:name="T161" style:family="text">
      <style:text-properties officeooo:rsid="010c4d3a"/>
    </style:style>
    <style:style style:name="T162" style:family="text">
      <style:text-properties fo:font-size="16pt" style:font-size-asian="16pt" style:font-size-complex="16pt"/>
    </style:style>
    <style:style style:name="T163" style:family="text">
      <style:text-properties officeooo:rsid="00b6801f"/>
    </style:style>
    <style:style style:name="T164" style:family="text">
      <style:text-properties officeooo:rsid="0334a5be"/>
    </style:style>
    <style:style style:name="T165" style:family="text">
      <style:text-properties officeooo:rsid="0315af39"/>
    </style:style>
    <style:style style:name="T166" style:family="text">
      <style:text-properties officeooo:rsid="014407b5"/>
    </style:style>
    <style:style style:name="T167" style:family="text">
      <style:text-properties officeooo:rsid="008d016c"/>
    </style:style>
    <style:style style:name="T168" style:family="text">
      <style:text-properties officeooo:rsid="009e3fdd"/>
    </style:style>
    <style:style style:name="T169" style:family="text">
      <style:text-properties officeooo:rsid="00a4cf55"/>
    </style:style>
    <style:style style:name="T170" style:family="text">
      <style:text-properties officeooo:rsid="005a3fa8"/>
    </style:style>
    <style:style style:name="T171" style:family="text">
      <style:text-properties officeooo:rsid="00415f3a"/>
    </style:style>
    <style:style style:name="T172" style:family="text">
      <style:text-properties officeooo:rsid="00386ebd"/>
    </style:style>
    <style:style style:name="T173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4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5" style:family="text">
      <style:text-properties officeooo:rsid="00a59a60"/>
    </style:style>
    <style:style style:name="T176" style:family="text">
      <style:text-properties officeooo:rsid="01fe03f2"/>
    </style:style>
    <style:style style:name="T177" style:family="text">
      <style:text-properties officeooo:rsid="0096b4e2"/>
    </style:style>
    <style:style style:name="T178" style:family="text">
      <style:text-properties officeooo:rsid="0032e83a"/>
    </style:style>
    <style:style style:name="T179" style:family="text">
      <style:text-properties officeooo:rsid="002b33ed"/>
    </style:style>
    <style:style style:name="T180" style:family="text">
      <style:text-properties officeooo:rsid="00a59037"/>
    </style:style>
    <style:style style:name="T181" style:family="text"/>
    <style:style style:name="T182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T183" style:family="text"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40" draw:name="Shape2_1" draw:style-name="gr14" draw:text-style-name="P121" svg:width="3.918cm" svg:height="1.031cm" draw:transform="rotate (0.0876155284501153) translate (0cm 0.342194444444444cm)">
        <draw:text-box>
          <text:p text:style-name="P111"><text:span text:style-name="T183">Fiche supplémentaire</text:span></text:p>
        </draw:text-box>
      </draw:frame>
      <draw:frame text:anchor-type="page" text:anchor-page-number="1" draw:z-index="39" draw:name="Shape2_4" draw:style-name="gr15" draw:text-style-name="P116" svg:width="2.701cm" svg:height="0.715cm" draw:transform="rotate (0.0876155284501153) translate (1.03716666666667cm 1.37406944444444cm)">
        <draw:text-box>
          <text:p text:style-name="P111"><text:span text:style-name="T182">Série 2</text:span></text:p>
        </draw:text-box>
      </draw:frame>
      <draw:path text:anchor-type="page" text:anchor-page-number="1" draw:z-index="38" draw:name="Shape7_2" draw:style-name="gr16" draw:text-style-name="P119" svg:width="4.329cm" svg:height="2.24cm" svg:x="-0.028cm" svg:y="0cm" svg:viewBox="0 0 4330 2241" svg:d="M0 2241l3984-288c209-15 363-168 345-342l-170-1611h-4159z">
        <text:p/>
      </draw:path>
      <text:list xml:id="list4081905561" text:style-name="_5f_Numérotation_20_des_20_exercices">
        <text:list-item text:start-value="1">
          <text:h text:style-name="P110" text:outline-level="1" text:restart-numbering="true" text:start-value="1"><text:span text:style-name="_5f_Caractères">Calcule mentalement :</text:span></text:h>
          <text:list>
            <text:list-item>
              <text:p text:style-name="_5f_Paragraphe_5f_Réponse_5f_Elève"><text:span text:style-name="_5f_Caractères">4,357 × 100 = </text:span><text:span text:style-name="_5f_pointillés_20_gris">.…………………………………………</text:span></text:p>
            </text:list-item>
            <text:list-item>
              <text:p text:style-name="_5f_Paragraphe_5f_Réponse_5f_Elève"><text:span text:style-name="_5f_Caractères">89,7 × 1 000 = <text:s/></text:span><text:span text:style-name="_5f_pointillés_20_gris">………………………………………..</text:span></text:p>
            </text:list-item>
            <text:list-item>
              <text:p text:style-name="_5f_Paragraphe_5f_Réponse_5f_Elève"><text:span text:style-name="_5f_Caractères">0,043 × 10 = <text:s/></text:span><text:span text:style-name="_5f_pointillés_20_gris">…………………………………………..</text:span></text:p>
            </text:list-item>
            <text:list-item>
              <text:p text:style-name="_5f_Paragraphe_5f_Réponse_5f_Elève"><text:span text:style-name="_5f_Caractères">0,28 × 1 000 = <text:s/></text:span><text:span text:style-name="_5f_pointillés_20_gris">………………………………………..</text:span></text:p>
            </text:list-item>
            <text:list-item>
              <text:p text:style-name="_5f_Paragraphe_5f_Réponse_5f_Elève"><text:span text:style-name="_5f_Caractères">39 × 100 = <text:s/></text:span><text:span text:style-name="_5f_pointillés_20_gris">……………………………………………..</text:span></text:p>
            </text:list-item>
            <text:list-item>
              <text:p text:style-name="_5f_Paragraphe_5f_Réponse_5f_Elève"><text:span text:style-name="_5f_Caractères">0,48 × 10 = </text:span><text:span text:style-name="_5f_pointillés_20_gris">……………………………………………...</text:span></text:p>
            </text:list-item>
            <text:list-item>
              <text:p text:style-name="_5f_Paragraphe_5f_Réponse_5f_Elève"><text:span text:style-name="_5f_Caractères">354 × 10 = </text:span><text:span text:style-name="_5f_pointillés_20_gris">……………………………………………...</text:span></text:p>
            </text:list-item>
            <text:list-item>
              <text:p text:style-name="_5f_Paragraphe_5f_Réponse_5f_Elève"><text:span text:style-name="_5f_Caractères">0,03 × 10 000 = </text:span><text:span text:style-name="_5f_pointillés_20_gris">……………………………………….</text:span></text:p>
            </text:list-item>
          </text:list>
        </text:list-item>
        <text:list-item>
          <text:h text:style-name="_5f_Titre_5f_Exercices_5f_sans_5f_Titre" text:outline-level="1"><text:span text:style-name="_5f_Caractères">Calcule mentalement :</text:span></text:h>
          <text:list>
            <text:list-item>
              <text:p text:style-name="_5f_Paragraphe_5f_Réponse_5f_Elève"><text:span text:style-name="_5f_Caractères">4 338 ÷ 10 = </text:span><text:span text:style-name="_5f_pointillés_20_gris">….………………………………………..</text:span></text:p>
            </text:list-item>
            <text:list-item>
              <text:p text:style-name="_5f_Paragraphe_5f_Réponse_5f_Elève"><text:span text:style-name="_5f_Caractères">1 297 ÷ 1 000 = </text:span><text:span text:style-name="_5f_pointillés_20_gris">….………………………………..….</text:span></text:p>
            </text:list-item>
            <text:list-item>
              <text:p text:style-name="_5f_Paragraphe_5f_Réponse_5f_Elève"><text:span text:style-name="_5f_Caractères">12,3 ÷ 10 = </text:span><text:span text:style-name="_5f_pointillés_20_gris">….………………………………………….</text:span></text:p>
            </text:list-item>
            <text:list-item>
              <text:p text:style-name="_5f_Paragraphe_5f_Réponse_5f_Elève"><text:span text:style-name="_5f_Caractères">0,87 ÷ 1 000 = </text:span><text:span text:style-name="_5f_pointillés_20_gris">….……………………………………..</text:span></text:p>
            </text:list-item>
            <text:list-item>
              <text:p text:style-name="_5f_Paragraphe_5f_Réponse_5f_Elève"><text:span text:style-name="_5f_Caractères">3,8 ÷ 1 000 = </text:span><text:span text:style-name="_5f_pointillés_20_gris">….……………………….………….…..</text:span></text:p>
            </text:list-item>
            <text:list-item>
              <text:p text:style-name="_5f_Paragraphe_5f_Réponse_5f_Elève"><text:span text:style-name="_5f_Caractères">0,04 ÷ 100 = </text:span><text:span text:style-name="_5f_pointillés_20_gris">………………………………………….…</text:span></text:p>
            </text:list-item>
            <text:list-item>
              <text:p text:style-name="_5f_Paragraphe_5f_Réponse_5f_Elève"><text:span text:style-name="_5f_Caractères">354 ÷ 10 = </text:span><text:span text:style-name="_5f_pointillés_20_gris">……………………………………………...</text:span></text:p>
            </text:list-item>
            <text:list-item>
              <text:p text:style-name="_5f_Paragraphe_5f_Réponse_5f_Elève"><text:span text:style-name="_5f_Caractères">12,5 ÷ 100 = </text:span><text:span text:style-name="_5f_pointillés_20_gris">…………………………………………...</text:span></text:p>
            </text:list-item>
          </text:list>
        </text:list-item>
        <text:list-item>
          <text:h text:style-name="_5f_Titre_5f_Exercices_5f_avec_5f_Titre" text:outline-level="1"><text:span text:style-name="_5f_Caractères_5f_gras">Convertir (bis)</text:span></text:h>
        </text:list-item>
      </text:list>
      <table:table table:name="Table1" table:style-name="Table1">
        <table:table-column table:style-name="Table1.A" table:number-columns-repeated="7"/>
        <table:table-row table:style-name="Table1.1">
          <table:table-cell table:style-name="Table1.A1" office:value-type="string">
            <text:h text:style-name="_5f_Tableau_5f_Centré_5f_Gras" text:outline-level="1">km</text:h>
          </table:table-cell>
          <table:table-cell table:style-name="Table1.A1" office:value-type="string">
            <text:h text:style-name="_5f_Tableau_5f_Centré_5f_Gras" text:outline-level="1">hm</text:h>
          </table:table-cell>
          <table:table-cell table:style-name="Table1.A1" office:value-type="string">
            <text:h text:style-name="_5f_Tableau_5f_Centré_5f_Gras" text:outline-level="1">dam</text:h>
          </table:table-cell>
          <table:table-cell table:style-name="Table1.A1" office:value-type="string">
            <text:h text:style-name="_5f_Tableau_5f_Centré_5f_Gras" text:outline-level="1">m</text:h>
          </table:table-cell>
          <table:table-cell table:style-name="Table1.A1" office:value-type="string">
            <text:h text:style-name="_5f_Tableau_5f_Centré_5f_Gras" text:outline-level="1">dm</text:h>
          </table:table-cell>
          <table:table-cell table:style-name="Table1.A1" office:value-type="string">
            <text:h text:style-name="_5f_Tableau_5f_Centré_5f_Gras" text:outline-level="1">cm</text:h>
          </table:table-cell>
          <table:table-cell table:style-name="Table1.G1" office:value-type="string">
            <text:h text:style-name="_5f_Tableau_5f_Centré_5f_Gras" text:outline-level="1">mm</text:h>
          </table:table-cell>
        </table:table-row>
      </table:table>
      <text:h text:style-name="_5f_Paragraphe_5f_Exemple_5f_avec_5f_Titre" text:outline-level="1"><text:span text:style-name="_5f_Caractères_5f_gras">Exemple : </text:span></text:h>
      <text:h text:style-name="_5f_Paragraphe_5f_Exemple_5f_sans_5f_Titre" text:outline-level="1"><text:span text:style-name="_5f_Caractères">La valeur d’1 km est 1000 fois celle d’1 m.</text:span></text:h>
      <text:h text:style-name="_5f_Paragraphe" text:outline-level="1"><text:span text:style-name="_5f_Caractères">Complète de la même façon :</text:span></text:h>
      <text:list xml:id="list2033610008" text:style-name="_5f_Numérotation_20_des_20_exercices">
        <text:list-item>
          <text:list>
            <text:list-item>
              <text:p text:style-name="_5f_Paragraphe_5f_Réponse_5f_Elève"><text:span text:style-name="_5f_Caractères">La valeur d’1 dam est </text:span><text:span text:style-name="_5f_pointillés_20_gris">………… </text:span><text:span text:style-name="_5f_Caractères">fois celle d’1 m.</text:span></text:p>
            </text:list-item>
            <text:list-item>
              <text:p text:style-name="_5f_Paragraphe_5f_Réponse_5f_Elève"><text:span text:style-name="_5f_Caractères">La valeur d’1 </text:span><text:span text:style-name="_5f_pointillés_20_gris">………… </text:span><text:span text:style-name="_5f_Caractères">est 100 fois celle d’1 m.</text:span></text:p>
            </text:list-item>
            <text:list-item>
              <text:p text:style-name="_5f_Paragraphe_5f_Réponse_5f_Elève"><text:span text:style-name="_5f_Caractères">La valeur d’1 cm est </text:span><text:span text:style-name="_5f_pointillés_20_gris">………….. </text:span><text:span text:style-name="_5f_Caractères">fois plus petite que celle d’1 m.</text:span></text:p>
            </text:list-item>
            <text:list-item>
              <text:p text:style-name="_5f_Paragraphe_5f_Réponse_5f_Elève"><text:span text:style-name="_5f_Caractères">La valeur d’1 dam est </text:span><text:span text:style-name="_5f_pointillés_20_gris">……… </text:span><text:span text:style-name="_5f_Caractères">fois celle d’1 dm.</text:span></text:p>
            </text:list-item>
            <text:list-item>
              <text:p text:style-name="_5f_Paragraphe_5f_Réponse_5f_Elève"><text:span text:style-name="_5f_Caractères">La valeur d’1 hm est </text:span><text:span text:style-name="_5f_pointillés_20_gris">………….. </text:span><text:span text:style-name="_5f_Caractères">fois celle <text:line-break/>d’ 1 cm.</text:span></text:p>
            </text:list-item>
            <text:list-item>
              <text:p text:style-name="_5f_Paragraphe_5f_Réponse_5f_Elève"><text:span text:style-name="_5f_Caractères">La valeur d’1 mm est </text:span><text:span text:style-name="_5f_pointillés_20_gris">………….. </text:span><text:span text:style-name="_5f_Caractères">fois plus petite que celle d’1 cm.</text:span></text:p>
            </text:list-item>
          </text:list>
        </text:list-item>
      </text:list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list xml:id="list101333913721044" text:continue-list="list4081905561" text:style-name="_5f_Numérotation_20_des_20_exercices">
        <text:list-item>
          <text:h text:style-name="_5f_Titre_5f_Exercices_5f_avec_5f_Titre" text:outline-level="1"><text:span text:style-name="_5f_Caractères_5f_gras">Convertir (ter)</text:span></text:h>
        </text:list-item>
      </text:list>
      <text:h text:style-name="_5f_Paragraphe" text:outline-level="1"><text:span text:style-name="_5f_Caractères">Décompose puis convertis selon le modèle propo­sé :</text:span></text:h>
      <text:h text:style-name="_5f_Paragraphe_5f_Exemple_5f_avec_5f_Titre" text:outline-level="1"><text:span text:style-name="_5f_Caractères_5f_gras">Exemple : </text:span></text:h>
      <text:h text:style-name="_5f_Paragraphe_5f_Exemple_5f_sans_5f_Titre" text:outline-level="1"><text:span text:style-name="_5f_Caractères">37,2 m</text:span></text:h>
      <text:h text:style-name="_5f_Paragraphe_5f_Exemple_5f_sans_5f_Titre" text:outline-level="1"><text:span text:style-name="_5f_Caractères"><draw:frame draw:style-name="fr5" draw:name="Object1" text:anchor-type="as-char" svg:y="-0.579cm" svg:width="2.896cm" svg:height="0.96cm" draw:z-index="44"><draw:object xlink:href="./Object 1" xlink:type="simple" xlink:show="embed" xlink:actuate="onLoad"/><draw:image xlink:href="./ObjectReplacements/Object 1" xlink:type="simple" xlink:show="embed" xlink:actuate="onLoad"/></draw:frame></text:span><text:span text:style-name="_5f_Caractères">m </text:span></text:h>
      <text:h text:style-name="_5f_Paragraphe_5f_Exemple_5f_sans_5f_Titre" text:outline-level="1"><text:span text:style-name="_5f_Caractères">3 dam + 7 m + 2 dm </text:span></text:h>
      <text:h text:style-name="_5f_Paragraphe_5f_Exemple_5f_sans_5f_Titre" text:outline-level="1"><text:span text:style-name="_5f_Caractères">3,72 dam</text:span></text:h>
      <text:list xml:id="list101334037125766" text:continue-numbering="true" text:style-name="_5f_Numérotation_20_des_20_exercices">
        <text:list-item>
          <text:list>
            <text:list-item>
              <text:p text:style-name="_5f_Paragraphe_5f_Réponse_5f_Elève"><text:span text:style-name="_5f_Caractères">415,2 m </text:span><text:span text:style-name="_5f_pointillés_20_gris">………………………………………………………………………………………………………………………………………………………………………………………………………</text:span></text:p>
            </text:list-item>
            <text:list-item>
              <text:p text:style-name="_5f_Paragraphe_5f_Réponse_5f_Elève"><text:span text:style-name="_5f_Caractères">400 m </text:span><text:span text:style-name="_5f_pointillés_20_gris">………………………………………………………………………………………………………………………………………………………………………………………………………</text:span></text:p>
            </text:list-item>
            <text:list-item>
              <text:p text:style-name="_5f_Paragraphe_5f_Réponse_5f_Elève"><text:span text:style-name="_5f_Caractères">3 708 m </text:span><text:span text:style-name="_5f_pointillés_20_gris">………………………………………………………………………………………………………………………………………………………………………………………………………</text:span></text:p>
            </text:list-item>
            <text:list-item>
              <text:p text:style-name="_5f_Paragraphe_5f_Réponse_5f_Elève"><text:span text:style-name="_5f_Caractères">315 dam </text:span><text:span text:style-name="_5f_pointillés_20_gris">………………………………………………………………………………………………………………………………………………………………………………………………………</text:span></text:p>
            </text:list-item>
            <text:list-item>
              <text:p text:style-name="_5f_Paragraphe_5f_Réponse_5f_Elève"><text:span text:style-name="_5f_Caractères">300 mm </text:span><text:span text:style-name="_5f_pointillés_20_gris">………………………………………………………………………………………………………………………………………………………………………………………………………</text:span></text:p>
            </text:list-item>
            <text:list-item>
              <text:p text:style-name="_5f_Paragraphe_5f_Réponse_5f_Elève"><text:span text:style-name="_5f_Caractères">4 127 mm </text:span><text:span text:style-name="_5f_pointillés_20_gris">………………………………………………………………………………………………………………………………………………………………………………………………………</text:span></text:p>
            </text:list-item>
          </text:list>
        </text:list-item>
      </text:list>
      <text:p text:style-name="P109"><text:span text:style-name="_5f_pointillés_20_gris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1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4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5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1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1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1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" style:family="paragraph">
      <loext:graphic-properties draw:fill="solid" draw:fill-color="#d7e12c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6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MP7" style:family="paragraph" style:parent-style-name="Footer">
      <style:text-properties officeooo:rsid="00178920" officeooo:paragraph-rsid="00178920"/>
    </style:style>
    <style:style style:name="MP8" style:family="paragraph" style:parent-style-name="Footer">
      <style:text-properties officeooo:paragraph-rsid="00c384cf"/>
    </style:style>
    <style:style style:name="MP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12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MP1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MP15" style:family="paragraph" style:parent-style-name="_5f_Footer_20_page_20_impaire_20__28_D_29_">
      <style:text-properties fo:text-transform="uppercase" fo:color="#ffffff" loext:opacity="100%" style:font-name="Bitstream Vera Sans1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6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MP17" style:family="paragraph" style:parent-style-name="_5f_Header_20_N_20_page_20_impaire_20__28_D_29_">
      <style:paragraph-properties fo:text-align="start" style:justify-single-word="false"/>
      <style:text-properties officeooo:paragraph-rsid="00ad9c4c"/>
    </style:style>
    <style:style style:name="MP18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9" style:family="paragraph" style:parent-style-name="Footer">
      <style:text-properties officeooo:paragraph-rsid="00863005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1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MP22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3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MP2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6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28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MP29" style:family="paragraph" style:parent-style-name="Header">
      <style:paragraph-properties fo:text-align="start" style:justify-single-word="false"/>
      <style:text-properties officeooo:paragraph-rsid="0289fb01"/>
    </style:style>
    <style:style style:name="MP30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MP31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officeooo:paragraph-rsid="00d4df5c"/>
    </style:style>
    <style:style style:name="MP33" style:family="paragraph" style:parent-style-name="_5f_Header_20_N_20_page_20_impaire_20__28_D_29_">
      <style:paragraph-properties fo:text-align="start" style:justify-single-word="false"/>
    </style:style>
    <style:style style:name="MP34" style:family="paragraph" style:parent-style-name="Footer">
      <style:paragraph-properties fo:text-align="end" style:justify-single-word="false"/>
      <style:text-properties officeooo:paragraph-rsid="00d4df5c"/>
    </style:style>
    <style:style style:name="MP35" style:family="paragraph" style:parent-style-name="Footer">
      <style:paragraph-properties fo:text-align="start" style:justify-single-word="false"/>
      <style:text-properties officeooo:paragraph-rsid="00d4df5c"/>
    </style:style>
    <style:style style:name="MP36" style:family="paragraph" style:parent-style-name="_5f_Header_20_G_20_page_20_impaire_20__28_D_29_">
      <style:text-properties officeooo:paragraph-rsid="01259ec2"/>
    </style:style>
    <style:style style:name="MP37" style:family="paragraph" style:parent-style-name="_5f_Header_20_G_20_page_20_paire_20__28_G_29_">
      <style:text-properties officeooo:paragraph-rsid="00eb2abc"/>
    </style:style>
    <style:style style:name="MP3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9" style:family="paragraph" style:parent-style-name="_5f_Footer_20_page_20_paire_20__28_G_29_">
      <style:text-properties fo:font-size="9pt" style:font-size-asian="9pt" style:font-size-complex="9pt"/>
    </style:style>
    <style:style style:name="MP4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MP4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MP4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3" style:family="paragraph" style:parent-style-name="Header">
      <style:paragraph-properties fo:text-align="center" style:justify-single-word="false"/>
      <style:text-properties officeooo:paragraph-rsid="00ab054e"/>
    </style:style>
    <style:style style:name="MP44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MP45" style:family="paragraph" style:parent-style-name="_5f_Header_20_G_20_page_20_paire_20__28_G_29_">
      <style:paragraph-properties fo:text-align="start" style:justify-single-word="false"/>
    </style:style>
    <style:style style:name="MP46" style:family="paragraph" style:parent-style-name="Footer">
      <style:text-properties officeooo:paragraph-rsid="030c4d7d"/>
    </style:style>
    <style:style style:name="MP47" style:family="paragraph" style:parent-style-name="_5f_Header_20_G_20_page_20_paire_20__28_G_29_">
      <style:text-properties officeooo:paragraph-rsid="0334a5be"/>
    </style:style>
    <style:style style:name="MP48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MP49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0" style:family="paragraph" style:parent-style-name="Footer">
      <style:text-properties officeooo:paragraph-rsid="008d016c"/>
    </style:style>
    <style:style style:name="MP51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2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MP54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MP55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MP56" style:family="paragraph" style:parent-style-name="Footer">
      <style:text-properties officeooo:paragraph-rsid="010f7046"/>
    </style:style>
    <style:style style:name="MP57" style:family="paragraph" style:parent-style-name="Footer">
      <style:text-properties officeooo:paragraph-rsid="01120261"/>
    </style:style>
    <style:style style:name="MP58" style:family="paragraph" style:parent-style-name="Header">
      <style:paragraph-properties fo:margin-left="0cm" fo:margin-right="0cm" fo:text-indent="0cm" style:auto-text-indent="false"/>
    </style:style>
    <style:style style:name="MP59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60" style:family="paragraph" style:parent-style-name="_5f_Header_20_N_20_page_20_impaire_20__28_D_29_">
      <style:text-properties officeooo:rsid="027aa87d" officeooo:paragraph-rsid="027aa87d"/>
    </style:style>
    <style:style style:name="MP61" style:family="paragraph" style:parent-style-name="_5f_Header_20_N_20_page_20_impaire_20__28_D_29_">
      <style:text-properties officeooo:rsid="0277791e" officeooo:paragraph-rsid="0277791e"/>
    </style:style>
    <style:style style:name="MP6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MP6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MP64" style:family="paragraph" style:parent-style-name="Footer">
      <style:text-properties officeooo:rsid="0242edd8" officeooo:paragraph-rsid="0242edd8"/>
    </style:style>
    <style:style style:name="MP65" style:family="paragraph" style:parent-style-name="Foot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text-align="start" style:justify-single-word="false"/>
      <style:text-properties officeooo:paragraph-rsid="0211dd7e"/>
    </style:style>
    <style:style style:name="MP6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8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MP69" style:family="paragraph" style:parent-style-name="Footer">
      <style:text-properties officeooo:paragraph-rsid="00a59a60"/>
    </style:style>
    <style:style style:name="MP70" style:family="paragraph" style:parent-style-name="Footer">
      <style:text-properties officeooo:paragraph-rsid="004274bc"/>
    </style:style>
    <style:style style:name="MP71" style:family="paragraph" style:parent-style-name="Header">
      <style:paragraph-properties fo:text-align="center" style:justify-single-word="false"/>
      <style:text-properties officeooo:paragraph-rsid="00c10aa6"/>
    </style:style>
    <style:style style:name="MP72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MP73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4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MP76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MP77" style:family="paragraph" style:parent-style-name="Footer">
      <style:text-properties officeooo:paragraph-rsid="00d8520c"/>
    </style:style>
    <style:style style:name="MP78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MP79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80" style:family="paragraph" style:parent-style-name="Footer">
      <style:text-properties officeooo:paragraph-rsid="002aa84d"/>
    </style:style>
    <style:style style:name="MP81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2" style:family="paragraph">
      <loext:graphic-properties draw:fill="solid" draw:fill-color="#7fb241"/>
    </style:style>
    <style:style style:name="MP8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5" style:family="paragraph" style:parent-style-name="Footer"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7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MP8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9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MP90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1" style:family="paragraph" style:parent-style-name="_5f_Header_20_G_20_page_20_impaire_20__28_D_29_">
      <style:text-properties officeooo:paragraph-rsid="00c87b35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5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MP96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7" style:family="paragraph" style:parent-style-name="Footer">
      <style:text-properties officeooo:rsid="001f8a2d" officeooo:paragraph-rsid="00bd36bc"/>
    </style:style>
    <style:style style:name="MP98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9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00" style:family="paragraph" style:parent-style-name="Footer">
      <style:text-properties officeooo:rsid="011350d1" officeooo:paragraph-rsid="011350d1"/>
    </style:style>
    <style:style style:name="MP101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2" style:family="paragraph">
      <loext:graphic-properties draw:fill="solid" draw:fill-color="#1ca2b8"/>
    </style:style>
    <style:style style:name="MP103" style:family="paragraph" style:parent-style-name="Footer">
      <style:text-properties officeooo:rsid="001f8a2d" officeooo:paragraph-rsid="002b33ed"/>
    </style:style>
    <style:style style:name="MP104" style:family="paragraph" style:parent-style-name="Footer">
      <style:text-properties officeooo:rsid="0096b4e2" officeooo:paragraph-rsid="0096b4e2"/>
    </style:style>
    <style:style style:name="MP105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096b4e2"/>
    </style:style>
    <style:style style:name="MP107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MP108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9" style:family="paragraph" style:parent-style-name="Footer">
      <style:text-properties officeooo:paragraph-rsid="02a682f9"/>
    </style:style>
    <style:style style:name="MP110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MP111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2" style:family="paragraph" style:parent-style-name="Header">
      <style:paragraph-properties fo:text-align="start" style:justify-single-word="false"/>
      <style:text-properties officeooo:paragraph-rsid="02a56131"/>
    </style:style>
    <style:style style:name="MP113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MP114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MP115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6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MT1" style:family="text">
      <style:text-properties officeooo:rsid="0268e0aa"/>
    </style:style>
    <style:style style:name="MT2" style:family="text">
      <style:text-properties officeooo:rsid="0160d7ef"/>
    </style:style>
    <style:style style:name="MT3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4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MT5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MT6" style:family="text">
      <style:text-properties officeooo:rsid="0072f07f"/>
    </style:style>
    <style:style style:name="MT7" style:family="text">
      <style:text-properties fo:font-variant="small-caps" fo:color="#d7e12c" loext:opacity="100%" style:font-name="Bitstream Vera Sans1" fo:font-size="16pt" fo:font-style="normal" fo:text-shadow="none" fo:font-weight="bold" officeooo:rsid="00a5cf2b"/>
    </style:style>
    <style:style style:name="MT8" style:family="text">
      <style:text-properties fo:font-variant="small-caps" fo:color="#d7e12c" loext:opacity="100%" style:font-name="Bitstream Vera Sans3" fo:font-size="16pt" fo:font-style="normal" fo:text-shadow="none" fo:font-weight="bold" officeooo:rsid="00a1db36"/>
    </style:style>
    <style:style style:name="MT9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10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11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12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MT13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MT14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MT15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16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MT17" style:family="text">
      <style:text-properties officeooo:rsid="026ec296"/>
    </style:style>
    <style:style style:name="MT18" style:family="text">
      <style:text-properties officeooo:rsid="0272f9e5"/>
    </style:style>
    <style:style style:name="MT19" style:family="text">
      <style:text-properties officeooo:rsid="02757f12"/>
    </style:style>
    <style:style style:name="MT20" style:family="text">
      <style:text-properties officeooo:rsid="0273598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22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23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MT24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25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MT26" style:family="text">
      <style:text-properties officeooo:rsid="01b6dc57"/>
    </style:style>
    <style:style style:name="MT27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28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MT29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30" style:family="text">
      <style:text-properties officeooo:rsid="00b5d2d1"/>
    </style:style>
    <style:style style:name="MT31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32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33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MT34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MT35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MT36" style:family="text">
      <style:text-properties officeooo:rsid="015f088a"/>
    </style:style>
    <style:style style:name="MT37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38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MT39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MT41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42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MT43" style:family="text">
      <style:text-properties officeooo:rsid="01f8729d"/>
    </style:style>
    <style:style style:name="MT44" style:family="text">
      <style:text-properties officeooo:rsid="010c4d3a"/>
    </style:style>
    <style:style style:name="MT45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6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47" style:family="text"/>
    <style:style style:name="MT48" style:family="text">
      <style:text-properties fo:font-size="16pt" style:font-size-asian="16pt" style:font-size-complex="16pt"/>
    </style:style>
    <style:style style:name="MT49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MT50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MT51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MT52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3" style:family="text">
      <style:text-properties officeooo:rsid="00b6801f"/>
    </style:style>
    <style:style style:name="MT54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MT56" style:family="text">
      <style:text-properties officeooo:rsid="0334a5be"/>
    </style:style>
    <style:style style:name="MT57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58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MT59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MT60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61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MT62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3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MT64" style:family="text">
      <style:text-properties officeooo:rsid="0315af39"/>
    </style:style>
    <style:style style:name="MT65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66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MT67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MT68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69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70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71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MT72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MT73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4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5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MT76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MT77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8" style:family="text">
      <style:text-properties officeooo:rsid="014407b5"/>
    </style:style>
    <style:style style:name="MT79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0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MT81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MT82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MT83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4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MT85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6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MT87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MT88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MT89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MT90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1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2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MT93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MT94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MT95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MT96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MT98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MT100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1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2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MT103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MT104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5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MT106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MT107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MT109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MT111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2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MT113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MT114" style:family="text">
      <style:text-properties officeooo:rsid="008d016c"/>
    </style:style>
    <style:style style:name="MT115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6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7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MT118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MT119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MT12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3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MT124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5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MT126" style:family="text">
      <style:text-properties officeooo:rsid="009e3fdd"/>
    </style:style>
    <style:style style:name="MT127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8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9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MT130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MT131" style:family="text">
      <style:text-properties fo:font-variant="small-caps" officeooo:rsid="0054f64f"/>
    </style:style>
    <style:style style:name="MT132" style:family="text">
      <style:text-properties fo:font-variant="small-caps"/>
    </style:style>
    <style:style style:name="MT133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4" style:family="text">
      <style:text-properties officeooo:rsid="00a4cf55"/>
    </style:style>
    <style:style style:name="MT13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8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MT139" style:family="text">
      <style:text-properties officeooo:rsid="005a3fa8"/>
    </style:style>
    <style:style style:name="MT140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141" style:family="text">
      <style:text-properties officeooo:rsid="00415f3a"/>
    </style:style>
    <style:style style:name="MT142" style:family="text">
      <style:text-properties officeooo:rsid="00386ebd"/>
    </style:style>
    <style:style style:name="MT143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4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5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6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MT147" style:family="text">
      <style:text-properties officeooo:rsid="00a59a60"/>
    </style:style>
    <style:style style:name="MT148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9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0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MT151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MT152" style:family="text">
      <style:text-properties officeooo:rsid="01fe03f2"/>
    </style:style>
    <style:style style:name="MT153" style:family="text">
      <style:text-properties fo:font-variant="small-caps" officeooo:rsid="0096b4e2"/>
    </style:style>
    <style:style style:name="MT154" style:family="text">
      <style:text-properties fo:font-variant="small-caps" officeooo:rsid="00a847d5"/>
    </style:style>
    <style:style style:name="MT155" style:family="text">
      <style:text-properties officeooo:rsid="0096b4e2"/>
    </style:style>
    <style:style style:name="MT156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MT157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MT158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9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MT160" style:family="text">
      <style:text-properties officeooo:rsid="0032e83a"/>
    </style:style>
    <style:style style:name="MT161" style:family="text">
      <style:text-properties officeooo:rsid="002b33ed"/>
    </style:style>
    <style:style style:name="MT16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5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MT166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7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8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MT169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MT170" style:family="text">
      <style:text-properties fo:font-variant="small-caps" officeooo:rsid="007d7a6f"/>
    </style:style>
    <style:style style:name="MT171" style:family="text">
      <style:text-properties officeooo:rsid="00a59037"/>
    </style:style>
    <style:style style:name="MT172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3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MT174" style:family="text">
      <style:text-properties fo:font-variant="small-caps" officeooo:rsid="00990660"/>
    </style:style>
    <style:style style:name="MT175" style:family="text">
      <style:text-properties fo:font-variant="small-caps" officeooo:rsid="00b5d2d1"/>
    </style:style>
    <style:style style:name="MT176" style:family="text">
      <style:text-properties fo:font-variant="small-caps" officeooo:rsid="00b6801f"/>
    </style:style>
    <style:style style:name="MT177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8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9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MT180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MT181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2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9"/>
    <style:master-page style:name="_32__5f_1_5f_SERIE_5f_N_5f_GAUCHE_5f_ET_5f_DROITE_5f_2COL" style:display-name="2_1_SERIE_N_GAUCHE_ET_DROITE_2COL" style:page-layout-name="Mpm10" draw:style-name="Mdp1">
      <style:header>
        <text:p text:style-name="MP1"><draw:path text:anchor-type="paragraph" draw:z-index="55" draw:name="Shape1_1" draw:style-name="Mgr1" draw:text-style-name="MP2" svg:width="4.329cm" svg:height="2.238cm" svg:x="-1.8cm" svg:y="-8.982cm" svg:viewBox="0 0 4330 2239" svg:d="M0 2239l3984-288c209-15 363-167 345-342l-170-1609h-4159z"><text:p/></draw:path><draw:line text:anchor-type="paragraph" draw:z-index="56" draw:name="Shape3_13" draw:style-name="Mgr2" draw:text-style-name="MP3" svg:x1="15.337cm" svg:y1="0.36cm" svg:x2="20.496cm" svg:y2="0.36cm"><text:p/></draw:line><text:span text:style-name="MT1">Fractions</text:span> : <text:span text:style-name="MT1">Représentation géométrique</text:span></text:p>
      </style:header>
      <style:header-left>
        <text:p text:style-name="MP1"><draw:path text:anchor-type="paragraph" draw:z-index="163" draw:name="Shape1_5" draw:style-name="Mgr1" draw:text-style-name="MP2" svg:width="4.329cm" svg:height="2.238cm" svg:x="-1.8cm" svg:y="-8.982cm" svg:viewBox="0 0 4330 2239" svg:d="M0 2239l3984-288c209-15 363-167 345-342l-170-1609h-4159z"><text:p/></draw:path><draw:line text:anchor-type="paragraph" draw:z-index="165" draw:name="Shape3_21" draw:style-name="Mgr2" draw:text-style-name="MP3" svg:x1="15.337cm" svg:y1="0.36cm" svg:x2="20.496cm" svg:y2="0.36cm"><text:p/></draw:line><text:span text:style-name="MT1">Fractions</text:span> : <text:span text:style-name="MT1">Représentation géométrique</text:span></text:p>
      </style:header-left>
      <style:footer>
        <text:p text:style-name="MP4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"><text:span text:style-name="MT2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7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57" draw:name="Shape4_24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58" draw:name="Shape4_25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47" draw:name="Shape4_86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1"><draw:line text:anchor-type="paragraph" draw:z-index="166" draw:name="Shape3_6" draw:style-name="Mgr2" draw:text-style-name="MP3" svg:x1="18.701cm" svg:y1="0.36cm" svg:x2="20.497cm" svg:y2="0.36cm"><text:p/></draw:line><text:span text:style-name="MT6">Nombres entiers et décimaux</text:span> : <text:span text:style-name="MT6">Comparer, encadrer</text:span></text:p>
      </style:header>
      <style:header-left>
        <text:p text:style-name="MP11"><draw:line text:anchor-type="paragraph" draw:z-index="59" draw:name="Shape3_5" draw:style-name="Mgr2" draw:text-style-name="MP3" svg:x1="18.701cm" svg:y1="0.36cm" svg:x2="20.497cm" svg:y2="0.36cm"><text:p/></draw:line><text:span text:style-name="MT6">Nombres entiers et décimaux</text:span> : <text:span text:style-name="MT6">Comparer, encadrer</text:span></text:p>
      </style:header-left>
      <style:footer>
        <text:p text:style-name="MP4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5"><draw:g text:anchor-type="paragraph" draw:z-index="167" draw:name="Shape4_19" draw:style-name="Mgr3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2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7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168" draw:name="Shape4_14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170" draw:name="Shape4_20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71" draw:name="Shape4_21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3"><draw:line text:anchor-type="paragraph" draw:z-index="48" draw:name="Shape3_2" draw:style-name="Mgr2" draw:text-style-name="MP3" svg:x1="6.842cm" svg:y1="0.431cm" svg:x2="20.496cm" svg:y2="0.36cm"><text:p/></draw:line>Numération</text:p>
      </style:header>
      <style:header-left>
        <text:p text:style-name="MP14"><draw:line text:anchor-type="paragraph" draw:z-index="34" draw:name="Shape3_3" draw:style-name="Mgr2" draw:text-style-name="MP3" svg:x1="6.842cm" svg:y1="0.431cm" svg:x2="20.496cm" svg:y2="0.36cm"><text:p/></draw:line><draw:g text:anchor-type="paragraph" draw:z-index="41" draw:name="Shape4_8" draw:style-name="Mgr6"><draw:path draw:style-name="Mgr4" draw:text-style-name="MP9" svg:width="0.855cm" svg:height="1.172cm" svg:x="18.321cm" svg:y="27.525cm" svg:viewBox="0 0 856 1173" svg:d="M856 1173h-856v-991c0-100 79-182 175-182h505c97 0 176 82 176 182z"><text:p/></draw:path></draw:g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">N</text:span>ombres entiers et décimaux : numération</text:p></draw:text-box></draw:frame><draw:g text:anchor-type="paragraph" draw:z-index="173" draw:name="Shape4_42" draw:style-name="Mgr3"><draw:path draw:style-name="Mgr4" draw:text-style-name="MP9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5" text:outline-level="1"><draw:frame draw:style-name="Mfr3" draw:name="Frame42" text:anchor-type="paragraph" svg:x="10.091cm" svg:y="0.009cm" draw:z-index="0"><draw:text-box fo:min-height="0.499cm" fo:min-width="7.096cm"><text:p text:style-name="MP16"><text:span text:style-name="MT2">N</text:span>ombres entiers et décimaux : numération</text:p></draw:text-box></draw:frame><text:page-number text:select-page="current">0</text:page-number></text:h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7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65" draw:name="Shape4_78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1" draw:name="Shape4_92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2" draw:name="Shape4_110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7"><draw:line text:anchor-type="paragraph" draw:z-index="338" draw:name="Shape3_4" draw:style-name="Mgr2" draw:text-style-name="MP3" svg:x1="13.28cm" svg:y1="0.383cm" svg:x2="20.478cm" svg:y2="0.383cm"><text:p/></draw:line><text:span text:style-name="MT7">M</text:span><text:span text:style-name="MT8">ultiplication par</text:span><text:span text:style-name="MT9"> 10, 100, 1000</text:span></text:p>
      </style:header>
      <style:header-left>
        <text:p text:style-name="MP18"><draw:line text:anchor-type="paragraph" draw:z-index="62" draw:name="Shape3_19" draw:style-name="Mgr2" draw:text-style-name="MP3" svg:x1="17.597cm" svg:y1="0.383cm" svg:x2="19.595cm" svg:y2="0.383cm"><text:p/></draw:line><text:span text:style-name="MT10">Nombres entiers et décimaux : </text:span><text:span text:style-name="Character_5f_20_5f_style"><text:span text:style-name="MT11">×</text:span></text:span><text:span text:style-name="MT9"> 10, 100, 1000</text:span></text:p>
      </style:header-left>
      <style:footer>
        <text:h text:style-name="_5f_Footer_20_page_20_paire_20__28_G_29_" text:outline-level="1"><draw:frame draw:style-name="Mfr3" draw:name="Frame1510" text:anchor-type="paragraph" svg:x="1.106cm" svg:y="-0.078cm" draw:z-index="36"><draw:text-box fo:min-height="0.499cm" fo:min-width="7.096cm"><text:p text:style-name="MP19"><text:span text:style-name="MT12">N</text:span><text:span text:style-name="MT13">ombres entiers et décimaux : </text:span><text:span text:style-name="MT14">Multiplication par 10, 100, 1000</text:span></text:p></draw:text-box></draw:frame><draw:g text:anchor-type="paragraph" draw:z-index="37" draw:name="Shape4_15" draw:style-name="Mgr6"><draw:path draw:style-name="Mgr4" draw:text-style-name="MP9" svg:width="0.855cm" svg:height="1.172cm" svg:x="-0.066cm" svg:y="27.525cm" svg:viewBox="0 0 856 1173" svg:d="M856 1173h-856v-991c0-100 79-182 175-182h505c97 0 176 82 176 182z"><text:p/></draw:path></draw:g><text:page-number text:select-page="current">134</text:page-number></text:h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7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60" draw:name="Shape4_16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336" draw:name="Shape4_17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337" draw:name="Shape4_106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7"><draw:frame draw:style-name="Mfr1" draw:name="Frame29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330" draw:name="Shape4_10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46" draw:name="Shape4_11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5" draw:name="Shape4_116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8"><draw:line text:anchor-type="paragraph" draw:z-index="0" draw:name="Shape3_1" draw:style-name="Mgr2" draw:text-style-name="MP3" svg:x1="17.999cm" svg:y1="0.36cm" svg:x2="20.497cm" svg:y2="0.36cm"><text:p/></draw:line><text:span text:style-name="MT10">Nombres entiers et décimaux : </text:span><text:span text:style-name="MT15">La droite graduée</text:span></text:p>
      </style:header>
      <style:header-left>
        <text:p text:style-name="MP18"><draw:line text:anchor-type="paragraph" draw:z-index="25" draw:name="Shape3_22" draw:style-name="Mgr2" draw:text-style-name="MP3" svg:x1="17.999cm" svg:y1="0.36cm" svg:x2="20.497cm" svg:y2="0.36cm"><text:p/></draw:line><text:span text:style-name="MT10">Nombres entiers et décimaux : </text:span><text:span text:style-name="MT15">La droite graduée</text:span></text:p>
      </style:header-left>
      <style:footer>
        <text:p text:style-name="MP4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5"><draw:g text:anchor-type="paragraph" draw:z-index="26" draw:name="Shape4_9" draw:style-name="Mgr3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12">N</text:span><text:span text:style-name="MT13">ombres entiers et décimaux : </text:span><text:span text:style-name="MT16">la droite graduée</text:span></text:p></draw:text-box></draw:frame></text:p>
      </style:footer>
      <style:footer-left>
        <text:p text:style-name="MP4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5"><draw:g text:anchor-type="paragraph" draw:z-index="329" draw:name="Shape4_13" draw:style-name="Mgr3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12">N</text:span><text:span text:style-name="MT13">ombres entiers et décimaux : </text:span><text:span text:style-name="MT16">la droite graduée</text:span></text:p></draw:text-box></draw:frame></text:p>
      </style:footer-left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7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54" draw:name="Shape4_27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49" draw:name="Shape4_28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161" draw:name="Shape4_0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0"><draw:path text:anchor-type="paragraph" draw:z-index="52" draw:name="Shape1_3" draw:style-name="Mgr1" draw:text-style-name="MP2" svg:width="4.329cm" svg:height="2.238cm" svg:x="-1.8cm" svg:y="-8.982cm" svg:viewBox="0 0 4330 2239" svg:d="M0 2239l3984-288c209-15 363-167 345-342l-170-1609h-4159z"><text:p/></draw:path><draw:line text:anchor-type="paragraph" draw:z-index="53" draw:name="Shape3_14" draw:style-name="Mgr2" draw:text-style-name="MP3" svg:x1="12.876cm" svg:y1="0.392cm" svg:x2="20.496cm" svg:y2="0.36cm"><text:p/></draw:line><text:span text:style-name="MT17">Fractions</text:span> : <text:span text:style-name="MT17">Vocabulaire et sens</text:span></text:p>
      </style:header>
      <style:header-left>
        <text:p text:style-name="MP20"><draw:path text:anchor-type="paragraph" draw:z-index="157" draw:name="Shape1_7" draw:style-name="Mgr1" draw:text-style-name="MP2" svg:width="4.329cm" svg:height="2.238cm" svg:x="-1.8cm" svg:y="-8.982cm" svg:viewBox="0 0 4330 2239" svg:d="M0 2239l3984-288c209-15 363-167 345-342l-170-1609h-4159z"><text:p/></draw:path><draw:line text:anchor-type="paragraph" draw:z-index="158" draw:name="Shape3_23" draw:style-name="Mgr2" draw:text-style-name="MP3" svg:x1="12.876cm" svg:y1="0.392cm" svg:x2="20.496cm" svg:y2="0.36cm"><text:p/></draw:line><text:span text:style-name="MT17">Fractions</text:span> : <text:span text:style-name="MT17">Vocabulaire et sens</text:span></text:p>
      </style:header-left>
      <style:footer>
        <text:p text:style-name="MP4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5"><draw:g text:anchor-type="paragraph" draw:z-index="160" draw:name="Shape4_26" draw:style-name="Mgr3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1"><text:span text:style-name="MT2">F</text:span>ractions : Vocabulaire et sens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footer>
        <text:p text:style-name="MP7"><draw:frame draw:style-name="Mfr1" draw:name="Frame71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31" draw:name="Shape4_31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32" draw:name="Shape4_32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33" draw:name="Shape4_33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22"><draw:line text:anchor-type="paragraph" draw:z-index="238" draw:name="Shape3_10" draw:style-name="Mgr2" draw:text-style-name="MP3" svg:x1="11.52cm" svg:y1="0.376cm" svg:x2="20.496cm" svg:y2="0.36cm"><text:p/></draw:line><text:span text:style-name="MT18">Fractions</text:span> : <text:span text:style-name="MT18">Droite graduée</text:span></text:p>
      </style:header>
      <style:footer>
        <text:p text:style-name="MP4"><draw:frame draw:style-name="Mfr1" draw:name="Frame22" text:anchor-type="paragraph" svg:y="-0.06cm" draw:z-index="0"><draw:text-box fo:min-height="0.499cm" fo:min-width="7.096cm"><draw:frame draw:style-name="Mfr2" draw:name="Frame239" text:anchor-type="frame" svg:x="0.45cm" svg:y="0.079cm" svg:width="0.817cm" draw:z-index="0"><draw:text-box fo:min-height="0.355cm"><text:p text:style-name="MP5"><draw:g text:anchor-type="paragraph" draw:z-index="42" draw:name="Shape4_34" draw:style-name="Mgr3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2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7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50" draw:name="Shape4_29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5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51" draw:name="Shape4_31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155" draw:name="Shape4_32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4"><draw:line text:anchor-type="paragraph" draw:z-index="150" draw:name="Shape3_24" draw:style-name="Mgr2" draw:text-style-name="MP3" svg:x1="11.52cm" svg:y1="0.376cm" svg:x2="20.496cm" svg:y2="0.36cm"><text:p/></draw:line><text:span text:style-name="MT18">Fractions</text:span> : <text:span text:style-name="MT18">Droite graduée</text:span></text:p>
      </style:header>
      <style:header-left>
        <text:p text:style-name="MP24"><draw:line text:anchor-type="paragraph" draw:z-index="151" draw:name="Shape3_28" draw:style-name="Mgr2" draw:text-style-name="MP3" svg:x1="11.52cm" svg:y1="0.376cm" svg:x2="20.496cm" svg:y2="0.36cm"><text:p/></draw:line><text:span text:style-name="MT18">Fractions</text:span> : <text:span text:style-name="MT18">Droite graduée</text:span></text:p>
      </style:header-left>
      <style:footer>
        <text:p text:style-name="MP4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5"><draw:g text:anchor-type="paragraph" draw:z-index="152" draw:name="Shape4_30" draw:style-name="Mgr3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2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7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209" draw:name="Shape4_33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211" draw:name="Shape4_35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13" draw:name="Shape4_36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5"><draw:line text:anchor-type="paragraph" draw:z-index="205" draw:name="Shape3_8" draw:style-name="Mgr2" draw:text-style-name="MP3" svg:x1="17.736cm" svg:y1="0.376cm" svg:x2="20.496cm" svg:y2="0.36cm"><text:p/></draw:line><text:span text:style-name="MT19">Fractions</text:span> : <text:span text:style-name="MT19">Fractions, décimaux et comparaison</text:span></text:p>
      </style:header>
      <style:header-left>
        <text:p text:style-name="MP25"><draw:line text:anchor-type="paragraph" draw:z-index="206" draw:name="Shape3_25" draw:style-name="Mgr2" draw:text-style-name="MP3" svg:x1="17.736cm" svg:y1="0.376cm" svg:x2="20.496cm" svg:y2="0.36cm"><text:p/></draw:line><text:span text:style-name="MT19">Fractions</text:span> : <text:span text:style-name="MT19">Fractions, décimaux et comparaison</text:span></text:p>
      </style:header-left>
      <style:footer>
        <text:p text:style-name="MP4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5"><draw:g text:anchor-type="paragraph" draw:z-index="207" draw:name="Shape4_34" draw:style-name="Mgr3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7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202" draw:name="Shape4_37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203" draw:name="Shape4_39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204" draw:name="Shape4_40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7"><draw:path text:anchor-type="paragraph" draw:z-index="194" draw:name="Shape1_4" draw:style-name="Mgr1" draw:text-style-name="MP2" svg:width="4.329cm" svg:height="2.238cm" svg:x="-1.5cm" svg:y="-7.4cm" svg:viewBox="0 0 4330 2239" svg:d="M0 2239l3984-288c209-15 363-167 345-342l-170-1609h-4159z"><text:p/></draw:path><draw:line text:anchor-type="paragraph" draw:z-index="195" draw:name="Shape3_9" draw:style-name="Mgr2" draw:text-style-name="MP3" svg:x1="10.37cm" svg:y1="0.365cm" svg:x2="20.496cm" svg:y2="0.36cm"><text:p/></draw:line><text:span text:style-name="MT20">Fractions</text:span> : <text:span text:style-name="MT20">Opérations</text:span> </text:p>
      </style:header>
      <style:header-left>
        <text:p text:style-name="MP27"><draw:path text:anchor-type="paragraph" draw:z-index="196" draw:name="Shape1_8" draw:style-name="Mgr1" draw:text-style-name="MP2" svg:width="4.329cm" svg:height="2.238cm" svg:x="-1.5cm" svg:y="-7.4cm" svg:viewBox="0 0 4330 2239" svg:d="M0 2239l3984-288c209-15 363-167 345-342l-170-1609h-4159z"><text:p/></draw:path><draw:line text:anchor-type="paragraph" draw:z-index="198" draw:name="Shape3_26" draw:style-name="Mgr2" draw:text-style-name="MP3" svg:x1="10.37cm" svg:y1="0.365cm" svg:x2="20.496cm" svg:y2="0.36cm"><text:p/></draw:line><text:span text:style-name="MT20">Fractions</text:span> : <text:span text:style-name="MT20">Opérations</text:span> </text:p>
      </style:header-left>
      <style:footer>
        <text:p text:style-name="MP4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5"><draw:g text:anchor-type="paragraph" draw:z-index="200" draw:name="Shape4_38" draw:style-name="Mgr3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7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191" draw:name="Shape4_41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192" draw:name="Shape4_44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93" draw:name="Shape4_45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29"><draw:path text:anchor-type="paragraph" draw:z-index="14" draw:name="Shape1_3" draw:style-name="Mgr1" draw:text-style-name="MP2" svg:width="4.329cm" svg:height="2.238cm" svg:x="-1.5cm" svg:y="-1.001cm" svg:viewBox="0 0 4330 2239" svg:d="M0 2239l3984-288c209-15 363-167 345-342l-170-1609h-4159z"><text:p/></draw:path><draw:line text:anchor-type="paragraph" draw:z-index="15" draw:name="Shape3_15" draw:style-name="Mgr2" draw:text-style-name="MP3" svg:x1="10.308cm" svg:y1="0.388cm" svg:x2="20.496cm" svg:y2="0.36cm"><text:p/></draw:line><text:span text:style-name="MT21">Fractions</text:span><text:span text:style-name="MT10"> : </text:span><text:span text:style-name="MT22">Problèmes</text:span><text:span text:style-name="MT10"> </text:span></text:p>
      </style:header>
      <style:footer>
        <text:p text:style-name="MP4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5"><draw:g text:anchor-type="paragraph" draw:z-index="17" draw:name="Shape4_60" draw:style-name="Mgr3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1"><draw:line text:anchor-type="paragraph" draw:z-index="183" draw:name="Shape3_10" draw:style-name="Mgr2" draw:text-style-name="MP3" svg:x1="10.308cm" svg:y1="0.388cm" svg:x2="20.496cm" svg:y2="0.36cm"><text:p/></draw:line><draw:path text:anchor-type="paragraph" draw:z-index="185" draw:name="Shape1_6" draw:style-name="Mgr1" draw:text-style-name="MP2" svg:width="4.329cm" svg:height="2.238cm" svg:x="-1.5cm" svg:y="-1.001cm" svg:viewBox="0 0 4330 2239" svg:d="M0 2239l3984-288c209-15 363-167 345-342l-170-1609h-4159z"><text:p/></draw:path><text:span text:style-name="MT21">Fractions</text:span><text:span text:style-name="MT10"> : </text:span><text:span text:style-name="MT22">Problèmes</text:span><text:span text:style-name="MT10"> </text:span></text:p>
      </style:header>
      <style:header-left>
        <text:p text:style-name="MP31"><draw:line text:anchor-type="paragraph" draw:z-index="187" draw:name="Shape3_27" draw:style-name="Mgr2" draw:text-style-name="MP3" svg:x1="10.308cm" svg:y1="0.388cm" svg:x2="20.496cm" svg:y2="0.36cm"><text:p/></draw:line><draw:path text:anchor-type="paragraph" draw:z-index="188" draw:name="Shape1_9" draw:style-name="Mgr1" draw:text-style-name="MP2" svg:width="4.329cm" svg:height="2.238cm" svg:x="-1.5cm" svg:y="-1.001cm" svg:viewBox="0 0 4330 2239" svg:d="M0 2239l3984-288c209-15 363-167 345-342l-170-1609h-4159z"><text:p/></draw:path><text:span text:style-name="MT21">Fractions</text:span><text:span text:style-name="MT10"> : </text:span><text:span text:style-name="MT22">Problèmes</text:span><text:span text:style-name="MT10"> </text:span></text:p>
      </style:header-left>
      <style:footer>
        <text:p text:style-name="MP4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5"><draw:g text:anchor-type="paragraph" draw:z-index="189" draw:name="Shape4_43" draw:style-name="Mgr3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7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179" draw:name="Shape4_46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180" draw:name="Shape4_48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82" draw:name="Shape4_49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4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5"><draw:g text:anchor-type="paragraph" draw:z-index="178" draw:name="Shape4_47" draw:style-name="Mgr3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12">calculer</text:span><text:span text:style-name="MT23"> : </text:span><text:span text:style-name="MT12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7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315" draw:name="Shape4_50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175" draw:name="Shape4_52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177" draw:name="Shape4_53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3">Calculer : <text:span text:style-name="MT24">Multiplier</text:span> </text:p>
      </style:header>
      <style:header-left>
        <text:p text:style-name="MP33">Calculer : <text:span text:style-name="MT24">Multiplier</text:span> </text:p>
      </style:header-left>
      <style:footer>
        <text:p text:style-name="MP4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5"><draw:g text:anchor-type="paragraph" draw:z-index="309" draw:name="Shape4_51" draw:style-name="Mgr3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12">calculer</text:span><text:span text:style-name="MT23"> : </text:span><text:span text:style-name="MT25">Multiplier</text:span></text:p></draw:text-box></draw:frame></text:p>
      </style:footer>
      <style:footer-left>
        <text:p text:style-name="MP4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35"><text:span text:style-name="MT12">calculer</text:span><text:span text:style-name="MT23"> : </text:span><text:span text:style-name="MT25">Multiplier</text:span></text:p></draw:text-box></draw:frame><draw:g text:anchor-type="paragraph" draw:z-index="311" draw:name="Shape4_55" draw:style-name="Mgr3"><draw:path draw:style-name="Mgr4" draw:text-style-name="MP9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7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296" draw:name="Shape4_54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301" draw:name="Shape4_57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305" draw:name="Shape4_58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26">Calculer : </text:span><text:span text:style-name="MT27">Diviser</text:span><text:span text:style-name="MT26"> </text:span></text:p>
      </style:header>
      <style:header-left>
        <text:p text:style-name="_5f_Header_20_N_20_page_20_impaire_20__28_D_29_"><text:span text:style-name="MT26">Calculer : </text:span><text:span text:style-name="MT27">Diviser</text:span><text:span text:style-name="MT26"> </text:span></text:p>
      </style:header-left>
      <style:footer>
        <text:p text:style-name="MP4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5"><draw:g text:anchor-type="paragraph" draw:z-index="286" draw:name="Shape4_56" draw:style-name="Mgr3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12">calculer</text:span><text:span text:style-name="MT23"> : </text:span><text:span text:style-name="MT28">diviser</text:span></text:p></draw:text-box></draw:frame></text:p>
      </style:footer>
      <style:footer-left>
        <text:p text:style-name="MP4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35"><text:span text:style-name="MT12">calculer</text:span><text:span text:style-name="MT23"> : </text:span><text:span text:style-name="MT28">diviser</text:span></text:p></draw:text-box></draw:frame><draw:g text:anchor-type="paragraph" draw:z-index="294" draw:name="Shape4_60" draw:style-name="Mgr3"><draw:path draw:style-name="Mgr4" draw:text-style-name="MP9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6"><text:span text:style-name="MT29">G</text:span>éométrie plane : Parallèles, perpendiculaires,<text:line-break/> distances</text:p>
      </style:header>
      <style:header-left>
        <text:p text:style-name="MP37"><text:s/><text:span text:style-name="MT29">Géométrie plane</text:span> : <text:span text:style-name="MT30">P</text:span><text:span text:style-name="MT31">arallèles, perpendiculaires,<text:line-break/> </text:span><text:span text:style-name="MT32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5"><text:page-number text:select-page="current">0</text:page-number></text:p></draw:text-box></draw:frame><text:h text:style-name="_5f_Footer_20_page_20_impaire_20__28_D_29_" text:outline-level="1"><text:span text:style-name="MT33">Géométrie plane : </text:span><text:span text:style-name="MT34">parallèles, perpendiculaires, </text:span><text:span text:style-name="MT35">distances</text:span></text:h></draw:text-box></draw:frame><draw:g text:anchor-type="paragraph" draw:z-index="279" draw:name="Shape4_59" draw:style-name="Mgr3"><draw:path draw:style-name="Mgr7" draw:text-style-name="MP38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5"><text:page-number text:select-page="current">0</text:page-number></text:p></draw:text-box></draw:frame><text:h text:style-name="MP39" text:outline-level="1"><text:span text:style-name="MT36">G</text:span>éométrie plane : Parallèles, perpendiculaires, distances</text:h></draw:text-box></draw:frame><draw:g text:anchor-type="paragraph" draw:z-index="282" draw:name="Shape4_62" draw:style-name="Mgr3"><draw:path draw:style-name="Mgr7" draw:text-style-name="MP38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26">Calculer : </text:span><text:span text:style-name="MT37">Critères de divisibilité</text:span><text:span text:style-name="MT26"> </text:span></text:p>
      </style:header>
      <style:header-left>
        <text:p text:style-name="_5f_Header_20_N_20_page_20_impaire_20__28_D_29_"><text:span text:style-name="MT26">Calculer : </text:span><text:span text:style-name="MT37">Critères de divisibilité</text:span><text:span text:style-name="MT26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5"><draw:g text:anchor-type="paragraph" draw:z-index="272" draw:name="Shape4_61" draw:style-name="Mgr3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12">calculer</text:span><text:span text:style-name="MT23"> : </text:span><text:span text:style-name="MT38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35"><text:span text:style-name="MT12">calculer</text:span><text:span text:style-name="MT23"> : </text:span><text:span text:style-name="MT38">critères de divisibilité</text:span></text:p></draw:text-box></draw:frame><draw:g text:anchor-type="paragraph" draw:z-index="275" draw:name="Shape4_65" draw:style-name="Mgr3"><draw:path draw:style-name="Mgr4" draw:text-style-name="MP9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7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258" draw:name="Shape4_64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263" draw:name="Shape4_80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267" draw:name="Shape4_81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26">Calculer : </text:span><text:span text:style-name="MT39">Distributivité</text:span><text:span text:style-name="MT26"> </text:span></text:p>
      </style:header>
      <style:header-left>
        <text:p text:style-name="_5f_Header_20_N_20_page_20_impaire_20__28_D_29_"><text:span text:style-name="MT26">Calculer : </text:span><text:span text:style-name="MT39">Distributivité</text:span><text:span text:style-name="MT26"> </text:span></text:p>
      </style:header-left>
      <style:footer>
        <text:p text:style-name="MP4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5"><draw:g text:anchor-type="paragraph" draw:z-index="255" draw:name="Shape4_79" draw:style-name="Mgr3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12">calculer</text:span><text:span text:style-name="MT23"> : </text:span><text:span text:style-name="MT40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footer>
        <text:p text:style-name="MP7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22" draw:name="Shape4_85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23" draw:name="Shape4_86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24" draw:name="Shape4_87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26">Calculer : </text:span><text:span text:style-name="MT41">Priorités opératoires</text:span><text:span text:style-name="MT26"> </text:span></text:p>
      </style:header>
      <style:header-left>
        <text:p text:style-name="_5f_Header_20_N_20_page_20_impaire_20__28_D_29_"><text:span text:style-name="MT26">Calculer : </text:span><text:span text:style-name="MT41">Priorités opératoires</text:span><text:span text:style-name="MT26"> </text:span></text:p>
      </style:header-left>
      <style:footer>
        <text:p text:style-name="MP4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5"><draw:g text:anchor-type="paragraph" draw:z-index="235" draw:name="Shape4_67" draw:style-name="Mgr3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12">calculer</text:span><text:span text:style-name="MT23"> : </text:span><text:span text:style-name="MT42">priorités opératoires</text:span></text:p></draw:text-box></draw:frame></text:p>
      </style:footer>
      <style:footer-left>
        <text:p text:style-name="MP4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35"><text:span text:style-name="MT12">calculer</text:span><text:span text:style-name="MT23"> : </text:span><text:span text:style-name="MT42">priorités opératoires</text:span></text:p></draw:text-box></draw:frame><draw:g text:anchor-type="paragraph" draw:z-index="237" draw:name="Shape4_69" draw:style-name="Mgr3"><draw:path draw:style-name="Mgr4" draw:text-style-name="MP9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7"><draw:frame draw:style-name="Mfr1" draw:name="Frame227" text:anchor-type="paragraph" svg:y="-0.06cm" draw:z-index="0"><draw:text-box fo:min-height="0.499cm" fo:min-width="3cm"><draw:frame draw:style-name="Mfr2" draw:name="Frame234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229" draw:name="Shape4_66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231" draw:name="Shape4_76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232" draw:name="Shape4_77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7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242" draw:name="Shape4_68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246" draw:name="Shape4_83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252" draw:name="Shape4_89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5"><draw:g text:anchor-type="paragraph" draw:z-index="234" draw:name="Shape4_82" draw:style-name="Mgr3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43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41">Résoudre des problèmes</text:p></draw:text-box></draw:frame><draw:g text:anchor-type="paragraph" draw:z-index="239" draw:name="Shape4_97" draw:style-name="Mgr3"><draw:path draw:style-name="Mgr4" draw:text-style-name="MP9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44">Utilis</text:span><text:span text:style-name="MT45">er des</text:span><text:span text:style-name="MT44"> données </text:span>: <text:span text:style-name="MT46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48"> Utiliser des données : Représenter </text:span></text:span></text:p>
      </style:header-left>
      <style:footer>
        <text:p text:style-name="MP7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8"><text:span text:style-name="MT49">Utilis</text:span><text:span text:style-name="MT50">er</text:span><text:span text:style-name="MT49"> de</text:span><text:span text:style-name="MT50">s</text:span><text:span text:style-name="MT49"> données</text:span><text:span text:style-name="MT5"> : </text:span><text:span text:style-name="MT51">représenter</text:span><text:span text:style-name="MT5"> </text:span></text:p></draw:text-box></draw:frame><draw:g text:anchor-type="paragraph" draw:z-index="227" draw:name="Shape4_70" draw:style-name="Mgr3"><draw:path draw:style-name="Mgr5" draw:text-style-name="MP10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9">Utilis</text:span><text:span text:style-name="MT50">er</text:span><text:span text:style-name="MT49"> de</text:span><text:span text:style-name="MT50">s</text:span><text:span text:style-name="MT49"> données</text:span><text:span text:style-name="MT5"> : </text:span><text:span text:style-name="MT51">représenter</text:span><text:span text:style-name="MT5"> </text:span></text:p></draw:text-box></draw:frame><draw:g text:anchor-type="paragraph" draw:z-index="228" draw:name="Shape4_90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230" draw:name="Shape4_91" draw:style-name="Mgr3"><draw:path draw:style-name="Mgr5" draw:text-style-name="MP42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3"><text:span text:style-name="MT52">Repères du plan : Se repérer</text:span> </text:p>
      </style:header>
      <style:header-left>
        <text:p text:style-name="MP43"><text:span text:style-name="MT52">Repères du plan : Se repérer</text:span> </text:p>
      </style:header-left>
      <style:footer>
        <text:p text:style-name="MP4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5"><draw:g text:anchor-type="paragraph" draw:z-index="223" draw:name="Shape4_111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53">R</text:span>epères du plan : se repérer</text:p></draw:text-box></draw:frame></text:p>
      </style:footer>
      <style:footer-left>
        <text:p text:style-name="MP7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5"><draw:g text:anchor-type="paragraph" draw:z-index="224" draw:name="Shape4_1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53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44">Utilis</text:span><text:span text:style-name="MT45">er des</text:span><text:span text:style-name="MT44"> données </text:span>: <text:span text:style-name="MT54">Organiser</text:span> </text:p>
      </style:header>
      <style:header-left>
        <text:p text:style-name="_5f_Header_20_D_20_page_20_paire_20__28_G_29_"><text:tab/> <text:span text:style-name="MT44">Utilis</text:span><text:span text:style-name="MT45">er des</text:span><text:span text:style-name="MT44"> données </text:span>: <text:span text:style-name="MT54">Organiser</text:span> </text:p>
      </style:header-left>
      <style:footer>
        <text:p text:style-name="MP7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9">Utilis</text:span><text:span text:style-name="MT50">er</text:span><text:span text:style-name="MT49"> de</text:span><text:span text:style-name="MT50">s</text:span><text:span text:style-name="MT49"> données</text:span><text:span text:style-name="MT5"> : </text:span><text:span text:style-name="MT55">Organiser</text:span><text:span text:style-name="MT5"> </text:span></text:p></draw:text-box></draw:frame><draw:g text:anchor-type="paragraph" draw:z-index="219" draw:name="Shape4_85" draw:style-name="Mgr3"><draw:path draw:style-name="Mgr5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9">Utilis</text:span><text:span text:style-name="MT50">er</text:span><text:span text:style-name="MT49"> de</text:span><text:span text:style-name="MT50">s</text:span><text:span text:style-name="MT49"> données</text:span><text:span text:style-name="MT5"> : </text:span><text:span text:style-name="MT55">Organiser</text:span><text:span text:style-name="MT5"> </text:span></text:p></draw:text-box></draw:frame><draw:g text:anchor-type="paragraph" draw:z-index="220" draw:name="Shape4_74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63" draw:name="Shape4_75" draw:style-name="Mgr3"><draw:path draw:style-name="Mgr5" draw:text-style-name="MP42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3"><text:span text:style-name="MT52">Repères du plan : Se repérer</text:span> </text:p>
      </style:header>
      <style:header-left>
        <text:p text:style-name="MP43"><text:span text:style-name="MT52">Repères du plan : Se repérer</text:span> </text:p>
      </style:header-left>
      <style:footer>
        <text:p text:style-name="MP4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5"><draw:g text:anchor-type="paragraph" draw:z-index="216" draw:name="Shape4_7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53">R</text:span>epères du plan : se repérer</text:p></draw:text-box></draw:frame></text:p>
      </style:footer>
      <style:footer-left>
        <text:p text:style-name="MP7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5"><draw:g text:anchor-type="paragraph" draw:z-index="218" draw:name="Shape4_72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53">R</text:span>epères du plan : se repérer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11" draw:name="Shape3_7" draw:style-name="Mgr8" draw:text-style-name="MP3" svg:x1="15.12cm" svg:y1="0.36cm" svg:x2="20.496cm" svg:y2="0.36cm"><text:p/></draw:line><text:s/><text:span text:style-name="MT56">Angles : </text:span>Angles : <text:span text:style-name="MT57">Comprendre la notion d’angle</text:span></text:p>
      </style:header>
      <style:header-left>
        <text:p text:style-name="MP45"><draw:line text:anchor-type="paragraph" draw:z-index="43" draw:name="Shape3_29" draw:style-name="Mgr8" draw:text-style-name="MP3" svg:x1="15.12cm" svg:y1="0.36cm" svg:x2="20.496cm" svg:y2="0.36cm"><text:p/></draw:line>Angles : <text:span text:style-name="MT57">Comprendre la notion d’angle</text:span></text:p>
      </style:header-left>
      <style:footer>
        <text:h text:style-name="_5f_Footer_20_page_20_paire_20__28_G_29_" text:outline-level="1"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46"><text:span text:style-name="MT58">Angles : </text:span><text:span text:style-name="MT59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5"><text:page-number text:select-page="current">0</text:page-number></text:p></draw:text-box></draw:frame><text:h text:style-name="_5f_Footer_20_page_20_impaire_20__28_D_29_" text:outline-level="1"><text:span text:style-name="MT58">Angles : </text:span><text:span text:style-name="MT60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46"><text:span text:style-name="MT58">Angles : </text:span><text:span text:style-name="MT61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47"><draw:line text:anchor-type="paragraph" draw:z-index="12" draw:name="Shape3_33" draw:style-name="Mgr8" draw:text-style-name="MP3" svg:x1="15.12cm" svg:y1="0.36cm" svg:x2="20.496cm" svg:y2="0.36cm"><text:p/></draw:line><text:s/><text:span text:style-name="MT62">Angles</text:span> : <text:span text:style-name="MT57">Comprendre la notion d’angle</text:span></text:p>
      </style:header>
      <style:footer>
        <text:p text:style-name="MP7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/text:p>
      </style:footer>
      <style:footer-left>
        <text:p text:style-name="MP7"><draw:frame draw:style-name="Mfr1" draw:name="Frame9111112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63">Angles</text:span><text:span text:style-name="MT5"> : </text:span><text:span text:style-name="MT63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66" draw:name="Shape3_35" draw:style-name="Mgr8" draw:text-style-name="MP3" svg:x1="11.344cm" svg:y1="0.358cm" svg:x2="20.497cm" svg:y2="0.36cm"><text:p/></draw:line><text:span text:style-name="MT64">Angles </text:span>: Nommer un angle</text:p>
      </style:header>
      <style:footer>
        <text:p text:style-name="MP4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48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footer>
        <text:p text:style-name="MP7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13" draw:name="Shape4_184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61" draw:name="Shape4_185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22" draw:name="Shape4_186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_5f_Header_20_G_20_page_20_paire_20__28_G_29_"><draw:line text:anchor-type="paragraph" draw:z-index="64" draw:name="Shape3_30" draw:style-name="Mgr8" draw:text-style-name="MP3" svg:x1="11.435cm" svg:y1="0.388cm" svg:x2="20.496cm" svg:y2="0.36cm"><text:p/></draw:line><text:span text:style-name="MT65">Angles</text:span> : <text:span text:style-name="MT65">Mesurer un angle</text:span></text:p>
      </style:header-left>
      <style:footer>
        <text:p text:style-name="MP7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16" draw:name="Shape4_176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66">Angles </text:span><text:span text:style-name="MT5">: </text:span><text:span text:style-name="MT66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67" draw:name="Shape3_31" draw:style-name="Mgr8" draw:text-style-name="MP3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45" draw:name="Shape3_32" draw:style-name="Mgr8" draw:text-style-name="MP3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46"><text:span text:style-name="MT58">Angles : </text:span><text:span text:style-name="MT59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46"><text:span text:style-name="MT58">Angles : </text:span><text:span text:style-name="MT67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46"><text:span text:style-name="MT58">Angles : </text:span><text:span text:style-name="MT59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7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10" draw:name="Shape4_180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7" draw:name="Shape4_187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6" draw:name="Shape4_188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" draw:name="Shape3_34" draw:style-name="Mgr8" draw:text-style-name="MP3" svg:x1="15.448cm" svg:y1="0.365cm" svg:x2="20.496cm" svg:y2="0.36cm"><text:p/></draw:line><text:span text:style-name="MT68">Angles</text:span><text:span text:style-name="MT69"> : </text:span><text:span text:style-name="MT70">Calculer des mesures d’angle</text:span></text:p>
      </style:header>
      <style:header-left>
        <text:p text:style-name="_5f_Header_20_G_20_page_20_paire_20__28_G_29_"><draw:line text:anchor-type="paragraph" draw:z-index="331" draw:name="Shape3_36" draw:style-name="Mgr8" draw:text-style-name="MP3" svg:x1="15.448cm" svg:y1="0.365cm" svg:x2="20.496cm" svg:y2="0.36cm"><text:p/></draw:line><text:span text:style-name="MT68">Angles : </text:span><text:span text:style-name="MT70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46"><text:span text:style-name="MT58">Angles : </text:span><text:span text:style-name="MT59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46"><text:span text:style-name="MT58">Angles : </text:span><text:span text:style-name="MT71">Calculer des </text:span><text:span text:style-name="MT67">Mesure</text:span><text:span text:style-name="MT71">s</text:span><text:span text:style-name="MT67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46"><text:span text:style-name="MT58">Angles : </text:span><text:span text:style-name="MT72">Calculer des mesures d’angle</text:span></text:p></draw:text-box></draw:frame></text:h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51" draw:name="Shape3_0" draw:style-name="Mgr9" draw:text-style-name="MP3" svg:x1="12.104cm" svg:y1="0.392cm" svg:x2="20.497cm" svg:y2="0.36cm"><text:p/></draw:line><text:span text:style-name="MT73">Périmètre</text:span> : <text:span text:style-name="MT74">Coder et calculer</text:span></text:p>
      </style:header>
      <style:header-left>
        <text:p text:style-name="_5f_Header_20_M_20_page_20_impaire_20__28_D_29_"><draw:line text:anchor-type="paragraph" draw:z-index="253" draw:name="Shape3_18" draw:style-name="Mgr9" draw:text-style-name="MP3" svg:x1="12.104cm" svg:y1="0.392cm" svg:x2="20.497cm" svg:y2="0.36cm"><text:p/></draw:line><text:span text:style-name="MT73">Périmètre</text:span> : <text:span text:style-name="MT74">Coder et calculer</text:span></text:p>
      </style:header-left>
      <style:footer>
        <text:p text:style-name="MP4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5"><draw:g text:anchor-type="paragraph" draw:z-index="256" draw:name="Shape4_103" draw:style-name="Mgr3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0"><text:span text:style-name="MT75">Périmètre : </text:span><text:span text:style-name="MT76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7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247" draw:name="Shape4_71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248" draw:name="Shape4_104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50" draw:name="Shape4_105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7">Proportionnalité et pourcentages</text:span><text:span text:style-name="MT44"> </text:span>: <text:span text:style-name="MT77">proportionnalité</text:span> </text:p>
        <text:p text:style-name="MP51"/>
      </style:header>
      <style:header-left>
        <text:p text:style-name="Header"><text:span text:style-name="MT77">Proportionnalité et pourcentages</text:span><text:span text:style-name="MT44"> </text:span>: <text:span text:style-name="MT77">proportionnalité</text:span> </text:p>
        <text:p text:style-name="MP51"/>
      </style:header-left>
      <style:footer>
        <text:p text:style-name="MP7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52">Proportionnalité et pourcentages : proportionalité</text:p></draw:text-box></draw:frame><draw:g text:anchor-type="paragraph" draw:z-index="243" draw:name="Shape4_22" draw:style-name="Mgr3"><draw:path draw:style-name="Mgr7" draw:text-style-name="MP3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53">: </text:p></draw:text-box></draw:frame><draw:g text:anchor-type="paragraph" draw:z-index="245" draw:name="Shape4_87" draw:style-name="Mgr3"><draw:path draw:style-name="Mgr7" draw:text-style-name="MP3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8">P</text:span>roportionnalité </text:p>
      </style:header>
      <style:header-left>
        <text:p text:style-name="_5f_Header_20_D_20_page_20_paire_20__28_G_29_"><text:span text:style-name="MT77"><text:tab/>Proportionnalité et pourcentage</text:span><text:span text:style-name="MT44"> </text:span>: <text:span text:style-name="MT77">proportionnalité</text:span> </text:p>
      </style:header-left>
      <style:footer>
        <text:p text:style-name="MP4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54"><draw:g text:anchor-type="paragraph" draw:z-index="240" draw:name="Shape4_73" draw:style-name="Mgr3"><draw:path draw:style-name="Mgr5" draw:text-style-name="MP42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7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5"><draw:g text:anchor-type="paragraph" draw:z-index="241" draw:name="Shape4_88" draw:style-name="Mgr3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7">Proportionnalité et pourcentages</text:span><text:span text:style-name="MT44"> </text:span>: <text:span text:style-name="MT77">proportionnalité</text:span> </text:p>
        <text:p text:style-name="MP51"/>
      </style:header>
      <style:header-left>
        <text:p text:style-name="Header"><text:span text:style-name="MT77">Proportionnalité et pourcentages</text:span><text:span text:style-name="MT44"> </text:span>: <text:span text:style-name="MT77">proportionnalité</text:span> </text:p>
        <text:p text:style-name="MP51"/>
      </style:header-left>
      <style:footer>
        <text:p text:style-name="MP7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52">Proportionnalité et pourcentages : proportionalité</text:p></draw:text-box></draw:frame><draw:g text:anchor-type="paragraph" draw:z-index="321" draw:name="Shape4_23" draw:style-name="Mgr3"><draw:path draw:style-name="Mgr7" draw:text-style-name="MP3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53">: </text:p></draw:text-box></draw:frame><draw:g text:anchor-type="paragraph" draw:z-index="9" draw:name="Shape4_99" draw:style-name="Mgr3"><draw:path draw:style-name="Mgr7" draw:text-style-name="MP3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7">Proportionnalité et pourcentage</text:span><text:span text:style-name="MT44"> </text:span>: <text:span text:style-name="MT79">Pourcentages</text:span> </text:p>
      </style:header>
      <style:header-left>
        <text:p text:style-name="_5f_Header_20_D_20_page_20_impaire_20__28_D_29_"><text:span text:style-name="MT77">Proportionnalité et pourcentage</text:span><text:span text:style-name="MT44"> </text:span>: <text:span text:style-name="MT79">Pourcentages</text:span> </text:p>
      </style:header-left>
      <style:footer>
        <text:p text:style-name="MP4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5"><draw:g text:anchor-type="paragraph" draw:z-index="212" draw:name="Shape4_98" draw:style-name="Mgr3"><draw:path draw:style-name="Mgr5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0">Proportionnalité et pourcentage : </text:span><text:span text:style-name="MT81">pourcentages</text:span></text:p></draw:text-box></draw:frame></text:p>
      </style:footer>
      <style:footer-left>
        <text:p text:style-name="MP7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57"><text:span text:style-name="MT82">Proportionnalité et pourcentages : </text:span><text:span text:style-name="MT81">pourcentages</text:span></text:p></draw:text-box></draw:frame><draw:g text:anchor-type="paragraph" draw:z-index="308" draw:name="Shape4_112" draw:style-name="Mgr3"><draw:path draw:style-name="Mgr5" draw:text-style-name="MP10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7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201" draw:name="Shape4_93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72" draw:name="Shape4_101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208" draw:name="Shape4_102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3">Périmètre</text:span> : <text:span text:style-name="MT73">Calculs sur une figure</text:span></text:p>
      </style:header>
      <style:header-left>
        <text:p text:style-name="_5f_Header_20_M_20_page_20_paire_20__28_G_29_"><text:span text:style-name="MT73">Périmètre</text:span> : <text:span text:style-name="MT73">Calculs sur une figure</text:span></text:p>
      </style:header-left>
      <style:footer>
        <text:p text:style-name="MP4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5"><draw:g text:anchor-type="paragraph" draw:z-index="172" draw:name="Shape4_94" draw:style-name="Mgr3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5"><draw:g text:anchor-type="paragraph" draw:z-index="119" draw:name="Shape4_95" draw:style-name="Mgr3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18" draw:name="Shape4_96" draw:style-name="Mgr3"><draw:path draw:style-name="Mgr10" draw:text-style-name="MP49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7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122" draw:name="Shape4_18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121" draw:name="Shape4_114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69" draw:name="Shape4_115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25" draw:name="Shape3_11" draw:style-name="Mgr9" draw:text-style-name="MP3" svg:x1="12.45cm" svg:y1="0.362cm" svg:x2="20.497cm" svg:y2="0.36cm"><text:p/></draw:line><text:span text:style-name="MT73">Périmètre</text:span> : <text:span text:style-name="MT83">Mesurer, reporter</text:span></text:p>
      </style:header>
      <style:header-left>
        <text:p text:style-name="_5f_Header_20_M_20_page_20_impaire_20__28_D_29_"><draw:line text:anchor-type="paragraph" draw:z-index="117" draw:name="Shape3_20" draw:style-name="Mgr9" draw:text-style-name="MP3" svg:x1="12.45cm" svg:y1="0.362cm" svg:x2="20.497cm" svg:y2="0.36cm"><text:p/></draw:line><text:span text:style-name="MT73">Périmètre</text:span> : <text:span text:style-name="MT83">Mesurer, reporter</text:span></text:p>
      </style:header-left>
      <style:footer>
        <text:p text:style-name="MP4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5"><draw:g text:anchor-type="paragraph" draw:z-index="164" draw:name="Shape4_113" draw:style-name="Mgr3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0"><text:span text:style-name="MT75">Périmètre : </text:span><text:span text:style-name="MT84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7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128" draw:name="Shape4_12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127" draw:name="Shape4_118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59" draw:name="Shape4_119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31" draw:name="Shape3_16" draw:style-name="Mgr9" draw:text-style-name="MP3" svg:x1="12.726cm" svg:y1="0.399cm" svg:x2="20.496cm" svg:y2="0.36cm"><text:p/></draw:line><text:span text:style-name="MT73">Périmètre</text:span> : <text:span text:style-name="MT85">Périmètres et unités</text:span></text:p>
      </style:header>
      <style:header-left>
        <text:p text:style-name="MP58"><draw:line text:anchor-type="paragraph" draw:z-index="130" draw:name="Shape3_17" draw:style-name="Mgr9" draw:text-style-name="MP3" svg:x1="16.083cm" svg:y1="0.383cm" svg:x2="20.496cm" svg:y2="0.36cm"><text:p/></draw:line><text:span text:style-name="MT73">Périmètre</text:span> : <text:span text:style-name="MT85">Périmètres et unités</text:span></text:p>
      </style:header-left>
      <style:footer>
        <text:p text:style-name="MP4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5"><draw:g text:anchor-type="paragraph" draw:z-index="153" draw:name="Shape4_107" draw:style-name="Mgr3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5">Périmètre <text:s/>: </text:span><text:span text:style-name="MT86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7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110" draw:name="Shape4_108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132" draw:name="Shape4_120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149" draw:name="Shape4_121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9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5"><draw:g text:anchor-type="paragraph" draw:z-index="186" draw:name="Shape4_109" draw:style-name="Mgr3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0"><text:span text:style-name="MT75">Périmètre : </text:span><text:span text:style-name="MT87">Problèmes</text:span></text:p></draw:text-box></draw:frame></text:p>
      </style:footer>
      <style:footer-left>
        <text:p text:style-name="MP59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50"><text:span text:style-name="MT75">Périmètre : </text:span><text:span text:style-name="MT87">Problèmes</text:span></text:p></draw:text-box></draw:frame><draw:g text:anchor-type="paragraph" draw:z-index="111" draw:name="Shape4_122" draw:style-name="Mgr3"><draw:path draw:style-name="Mgr10" draw:text-style-name="MP49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60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88">Conversions d’unités : </text:span><text:span text:style-name="MT89">Volume</text:span><text:span text:style-name="MT5"> </text:span></text:p></draw:text-box></draw:frame><draw:g text:anchor-type="paragraph" draw:z-index="266" draw:name="Shape4_145" draw:style-name="Mgr3"><draw:path draw:style-name="Mgr4" draw:text-style-name="MP9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61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4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2">Conversions d’unités : longueurs</text:p></draw:text-box></draw:frame><draw:g text:anchor-type="paragraph" draw:z-index="261" draw:name="Shape4_127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5"><draw:g text:anchor-type="paragraph" draw:z-index="264" draw:name="Shape4_133" draw:style-name="Mgr3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Conversions d’unités : longueurs</text:p></draw:text-box></draw:frame><draw:g text:anchor-type="paragraph" draw:z-index="265" draw:name="Shape4_177" draw:style-name="Mgr3"><draw:path draw:style-name="Mgr4" draw:text-style-name="MP9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90">Conversions d’unités : longueurs</text:span></text:p>
      </style:header>
      <style:header-left>
        <text:p text:style-name="_5f_Header_20_N_20_page_20_impaire_20__28_D_29_"><text:s/><text:span text:style-name="MT90">Conversions d’unités : longueurs</text:span></text:p>
      </style:header-left>
      <style:footer>
        <text:p text:style-name="MP7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88">Conversions d’unités : longueurs</text:span><text:span text:style-name="MT5"> </text:span></text:p></draw:text-box></draw:frame><draw:g text:anchor-type="paragraph" draw:z-index="257" draw:name="Shape4_84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259" draw:name="Shape4_124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60" draw:name="Shape4_125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90">Conversions d’unités : </text:span><text:span text:style-name="MT91">masses</text:span></text:p>
      </style:header>
      <style:header-left>
        <text:p text:style-name="_5f_Header_20_N_20_page_20_impaire_20__28_D_29_"><text:s/><text:span text:style-name="MT90">Conversions d’unités : </text:span><text:span text:style-name="MT91">masses</text:span></text:p>
      </style:header-left>
      <style:footer>
        <text:p text:style-name="MP7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88">Conversions d’unités : </text:span><text:span text:style-name="MT92">masses</text:span><text:span text:style-name="MT5"> </text:span></text:p></draw:text-box></draw:frame><draw:g text:anchor-type="paragraph" draw:z-index="113" draw:name="Shape4_123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112" draw:name="Shape4_129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184" draw:name="Shape4_130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1"><text:s/></text:span><text:span text:style-name="MT90">Conversions d’unités : </text:span><text:span text:style-name="MT91">masses</text:span></text:p>
      </style:header>
      <style:header-left>
        <text:p text:style-name="_5f_Header_20_N_20_page_20_impaire_20__28_D_29_"><text:span text:style-name="MT91"><text:s/></text:span><text:span text:style-name="MT90">Conversions d’unités : </text:span><text:span text:style-name="MT91">masses</text:span></text:p>
      </style:header-left>
      <style:footer>
        <text:p text:style-name="MP64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88">Conversions d’unités : </text:span><text:span text:style-name="MT93">Masses</text:span><text:span text:style-name="MT5"> </text:span></text:p></draw:text-box></draw:frame><draw:g text:anchor-type="paragraph" draw:z-index="288" draw:name="Shape4_128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draw:g text:anchor-type="paragraph" draw:z-index="299" draw:name="Shape4_126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4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5"><draw:g text:anchor-type="paragraph" draw:z-index="176" draw:name="Shape4_3" draw:style-name="Mgr3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94">Conversions d’unités : </text:span><text:span text:style-name="MT95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90">Conversions d’unités : </text:span><text:span text:style-name="MT96">Capacités</text:span></text:p>
      </style:header>
      <style:header-left>
        <text:p text:style-name="Header"><text:s/><text:span text:style-name="MT90">Conversions d’unités : </text:span><text:span text:style-name="MT96">Capacités</text:span></text:p>
      </style:header-left>
      <style:footer>
        <text:p text:style-name="MP7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88">Conversions d’unités : </text:span><text:span text:style-name="MT97">capacités</text:span><text:span text:style-name="MT5"> </text:span></text:p></draw:text-box></draw:frame><draw:g text:anchor-type="paragraph" draw:z-index="116" draw:name="Shape4_136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115" draw:name="Shape4_134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276" draw:name="Shape4_135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8">Conversions d’unités : </text:span><text:span text:style-name="MT96">Capacités</text:span></text:p>
      </style:header>
      <style:header-left>
        <text:p text:style-name="_5f_Header_20_N_20_page_20_impaire_20__28_D_29_"><text:span text:style-name="MT98">Conversions d’unités : </text:span><text:span text:style-name="MT96">Capacités</text:span></text:p>
      </style:header-left>
      <style:footer>
        <text:p text:style-name="MP4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88">Conversions d’unités : </text:span><text:span text:style-name="MT99">Capacités</text:span><text:span text:style-name="MT5"> </text:span></text:p></draw:text-box></draw:frame><draw:g text:anchor-type="paragraph" draw:z-index="254" draw:name="Shape4_148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90">Conversions d’unités : </text:span><text:span text:style-name="MT100">Temps et d</text:span><text:span text:style-name="MT101">urées</text:span></text:p>
      </style:header>
      <style:header-left>
        <text:p text:style-name="Header"><text:s/><text:span text:style-name="MT90">Conversions d’unités : </text:span><text:span text:style-name="MT100">Temps et d</text:span><text:span text:style-name="MT101">urées</text:span></text:p>
      </style:header-left>
      <style:footer>
        <text:p text:style-name="MP7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88">Conversions d’unités : </text:span><text:span text:style-name="MT102">temps et </text:span><text:span text:style-name="MT103">durées</text:span><text:span text:style-name="MT5"> </text:span></text:p></draw:text-box></draw:frame><draw:g text:anchor-type="paragraph" draw:z-index="141" draw:name="Shape4_131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139" draw:name="Shape4_138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44" draw:name="Shape4_139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8">Conversions d’unités : </text:span><text:span text:style-name="MT100">Temps et d</text:span><text:span text:style-name="MT101">urées</text:span></text:p>
      </style:header>
      <style:header-left>
        <text:p text:style-name="_5f_Header_20_N_20_page_20_impaire_20__28_D_29_"><text:span text:style-name="MT98">Conversions d’unités : </text:span><text:span text:style-name="MT100">Temps et d</text:span><text:span text:style-name="MT101">urées</text:span></text:p>
      </style:header-left>
      <style:footer>
        <text:p text:style-name="MP4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88">Conversions d’unités : </text:span><text:span text:style-name="MT102">temps et </text:span><text:span text:style-name="MT103">durées</text:span><text:span text:style-name="MT5"> </text:span></text:p></draw:text-box></draw:frame><draw:g text:anchor-type="paragraph" draw:z-index="221" draw:name="Shape4_132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5"><draw:g text:anchor-type="paragraph" draw:z-index="133" draw:name="Shape4_141" draw:style-name="Mgr3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94">Conversions d’unités : </text:span><text:span text:style-name="MT102">temps et </text:span><text:span text:style-name="MT103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90">Conversions d’unités : </text:span><text:span text:style-name="MT104">Temps et durées</text:span></text:p>
      </style:header>
      <style:header-left>
        <text:p text:style-name="_5f_Header_20_N_20_page_20_impaire_20__28_D_29_"><text:s/><text:span text:style-name="MT90">Conversions d’unités : </text:span><text:span text:style-name="MT104">Temps et durées</text:span></text:p>
      </style:header-left>
      <style:footer>
        <text:p text:style-name="MP7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88">Conversions d’unités : </text:span><text:span text:style-name="MT105">Temps et </text:span><text:span text:style-name="MT106">Durée</text:span><text:span text:style-name="MT5"> </text:span></text:p></draw:text-box></draw:frame><draw:g text:anchor-type="paragraph" draw:z-index="137" draw:name="Shape4_137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134" draw:name="Shape4_143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17" draw:name="Shape4_144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8">Conversions d’unités : </text:span><text:span text:style-name="MT107">Vitesse</text:span></text:p>
      </style:header>
      <style:header-left>
        <text:p text:style-name="_5f_Header_20_N_20_page_20_impaire_20__28_D_29_"><text:span text:style-name="MT98">Conversions d’unités : </text:span><text:span text:style-name="MT107">Vitesse</text:span></text:p>
      </style:header-left>
      <style:footer>
        <text:p text:style-name="MP4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88">Conversions d’unités : </text:span><text:span text:style-name="MT108">vitesse</text:span><text:span text:style-name="MT5"> </text:span></text:p></draw:text-box></draw:frame><draw:g text:anchor-type="paragraph" draw:z-index="298" draw:name="Shape4_140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5"><draw:g text:anchor-type="paragraph" draw:z-index="136" draw:name="Shape4_4" draw:style-name="Mgr3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94">Conversions d’unités : </text:span><text:span text:style-name="MT108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90">Conversions d’unités : </text:span><text:span text:style-name="MT109">Aires</text:span></text:p>
      </style:header>
      <style:header-left>
        <text:p text:style-name="Header"><text:s/><text:span text:style-name="MT90">Conversions d’unités : </text:span><text:span text:style-name="MT109">Aires</text:span></text:p>
      </style:header-left>
      <style:footer>
        <text:p text:style-name="MP7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88">Conversions d’unités : </text:span><text:span text:style-name="MT110">aires</text:span></text:p></draw:text-box></draw:frame><draw:g text:anchor-type="paragraph" draw:z-index="79" draw:name="Shape4_5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140" draw:name="Shape4_153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273" draw:name="Shape4_2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8">Conversions d’unités : </text:span><text:span text:style-name="MT109">Aires</text:span></text:p>
      </style:header>
      <style:header-left>
        <text:p text:style-name="_5f_Header_20_N_20_page_20_paire_20__28_G_29_"><text:span text:style-name="MT98">Conversions d’unités : </text:span><text:span text:style-name="MT109">Aires</text:span></text:p>
      </style:header-left>
      <style:footer>
        <text:p text:style-name="MP4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5"><text:page-number text:select-page="current">0</text:page-number></text:p></draw:text-box></draw:frame><text:h text:style-name="_5f_Footer_20_page_20_impaire_20__28_D_29_" text:outline-level="1"><text:span text:style-name="MT88">Conversions d’unités : </text:span><text:span text:style-name="MT110">Aires</text:span></text:h></draw:text-box></draw:frame><draw:g text:anchor-type="paragraph" draw:z-index="81" draw:name="Shape4_146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90">Conversions d’unités : </text:span><text:span text:style-name="MT111">Problèmes</text:span></text:p>
      </style:header>
      <style:header-left>
        <text:p text:style-name="_5f_Header_20_N_20_page_20_paire_20__28_G_29_"><text:s/><text:span text:style-name="MT90">Conversions d’unités : </text:span><text:span text:style-name="MT111">Problèmes</text:span></text:p>
      </style:header-left>
      <style:footer>
        <text:p text:style-name="MP7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88">Conversions d’unités : </text:span><text:span text:style-name="MT112">problèmes</text:span></text:p></draw:text-box></draw:frame><draw:g text:anchor-type="paragraph" draw:z-index="84" draw:name="Shape4_147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113">Conversions d’unités </text:span><text:span text:style-name="MT5">: </text:span><text:span text:style-name="MT113">problèmes</text:span></text:p></draw:text-box></draw:frame><draw:g text:anchor-type="paragraph" draw:z-index="83" draw:name="Shape4_63" draw:style-name="Mgr3"><draw:path draw:style-name="Mgr4" draw:text-style-name="MP9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6"><text:span text:style-name="MT98">Conversions d’unités : </text:span><text:span text:style-name="MT111">Problèmes</text:span></text:p>
      </style:header>
      <style:header-left>
        <text:p text:style-name="MP66"><text:span text:style-name="MT98">Conversions d’unités : </text:span><text:span text:style-name="MT111">Problèmes</text:span></text:p>
      </style:header-left>
      <style:footer>
        <text:p text:style-name="MP4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88">Conversions d’unités : </text:span><text:span text:style-name="MT112">problèmes</text:span></text:p></draw:text-box></draw:frame><draw:g text:anchor-type="paragraph" draw:z-index="154" draw:name="Shape4_6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5"><text:span text:style-name="MT94">Conversions d’unités : </text:span><text:span text:style-name="MT112">problèmes</text:span></text:p></draw:text-box></draw:frame><draw:g text:anchor-type="paragraph" draw:z-index="86" draw:name="Shape4_142" draw:style-name="Mgr3"><draw:path draw:style-name="Mgr4" draw:text-style-name="MP9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7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88" draw:name="Shape4_100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341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87" draw:name="Shape4_155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90" draw:name="Shape4_156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7"><text:span text:style-name="MT114"><text:s text:c="15"/>A</text:span>ires : Aire et unité</text:p>
      </style:header>
      <style:header-left>
        <text:p text:style-name="MP67"><text:span text:style-name="MT114"><text:s text:c="15"/>A</text:span>ires : Aire et unité</text:p>
      </style:header-left>
      <style:footer>
        <text:p text:style-name="MP4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5"><draw:g text:anchor-type="paragraph" draw:z-index="8" draw:name="Shape4_157" draw:style-name="Mgr3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29">Géométrie plane, </text:span><text:span text:style-name="MT115">partie 1</text:span> : <text:span text:style-name="MT116">Assembler et décomposer</text:span></text:p>
      </style:header>
      <style:footer>
        <text:p text:style-name="MP4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9"><text:span text:style-name="MT117">Géométrie plane, </text:span><text:span text:style-name="MT118">partie 1</text:span><text:span text:style-name="MT117"> : </text:span><text:span text:style-name="MT119">assembler et décomposer</text:span></text:p></draw:text-box></draw:frame><draw:g text:anchor-type="paragraph" draw:z-index="334" draw:name="Shape4_216" draw:style-name="Mgr3"><draw:path draw:style-name="Mgr7" draw:text-style-name="MP38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5"><draw:g text:anchor-type="paragraph" draw:z-index="335" draw:name="Shape4_217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33">Géométrie plane, </text:span><text:span text:style-name="MT118">partie 1</text:span><text:span text:style-name="MT33"> : </text:span><text:span text:style-name="MT119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1"><text:span text:style-name="MT120">Géométrie plane</text:span><text:span text:style-name="MT121"> : </text:span><text:span text:style-name="MT122">Vocabulaire</text:span></text:p>
      </style:header>
      <style:footer>
        <text:p text:style-name="MP7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33">Géométrie plane : </text:span><text:span text:style-name="MT123">vocabulaire</text:span></text:p></draw:text-box></draw:frame><draw:g text:anchor-type="paragraph" draw:z-index="332" draw:name="Shape4_213" draw:style-name="Mgr3"><draw:path draw:style-name="Mgr7" draw:text-style-name="MP3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33">Géométrie plane : </text:span><text:span text:style-name="MT123">vocabulaire</text:span></text:p></draw:text-box></draw:frame><draw:g text:anchor-type="paragraph" draw:z-index="333" draw:name="Shape4_214" draw:style-name="Mgr3"><draw:path draw:style-name="Mgr7" draw:text-style-name="MP3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29">Géométrie plane, </text:span><text:span text:style-name="MT115">partie 1</text:span> : <text:span text:style-name="MT124">coder</text:span></text:p>
      </style:header>
      <style:footer>
        <text:p text:style-name="MP4"><draw:g text:anchor-type="paragraph" draw:z-index="210" draw:name="Shape4_211" draw:style-name="Mgr3"><draw:path draw:style-name="Mgr7" draw:text-style-name="MP38" svg:width="0.855cm" svg:height="1.172cm" svg:x="18.449cm" svg:y="-0.174cm" svg:viewBox="0 0 856 1173" svg:d="M856 1173h-856v-991c0-100 79-182 175-182h505c97 0 176 82 176 182z"><text:p/></draw:path></draw:g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69"><text:span text:style-name="MT117">Géométrie plane, </text:span><text:span text:style-name="MT118">partie 1</text:span><text:span text:style-name="MT117"> : </text:span><text:span text:style-name="MT125">coder</text:span></text:p></draw:text-box></draw:frame></text:p>
      </style:footer>
      <style:footer-left>
        <text:p text:style-name="MP7"><draw:g text:anchor-type="paragraph" draw:z-index="174" draw:name="Shape4_212" draw:style-name="Mgr3"><draw:path draw:style-name="Mgr7" draw:text-style-name="MP38" svg:width="0.855cm" svg:height="1.172cm" svg:x="-0.287cm" svg:y="-0.174cm" svg:viewBox="0 0 856 1173" svg:d="M856 1173h-856v-991c0-100 79-182 175-182h505c97 0 176 82 176 182z"><text:p/></draw:path></draw:g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0"><text:span text:style-name="MT33">Géométrie plane, </text:span><text:span text:style-name="MT118">partie 1</text:span><text:span text:style-name="MT33"> : </text:span><text:span text:style-name="MT125">coder</text:span></text:p></draw:text-box></draw:frame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1"><text:span text:style-name="MT120">Géométrie plane</text:span><text:span text:style-name="MT121"> : </text:span><text:span text:style-name="MT122">Vocabulaire</text:span></text:p>
      </style:header>
      <style:header-left>
        <text:p text:style-name="MP71"><text:span text:style-name="MT120">Géométrie plane</text:span><text:span text:style-name="MT121"> : </text:span><text:span text:style-name="MT122">Vocabulaire</text:span></text:p>
      </style:header-left>
      <style:footer>
        <text:p text:style-name="MP7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33">Géométrie plane : </text:span><text:span text:style-name="MT123">vocabulaire</text:span></text:p></draw:text-box></draw:frame><draw:g text:anchor-type="paragraph" draw:z-index="236" draw:name="Shape4_209" draw:style-name="Mgr3"><draw:path draw:style-name="Mgr7" draw:text-style-name="MP3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33">Géométrie plane : </text:span><text:span text:style-name="MT123">vocabulaire</text:span></text:p></draw:text-box></draw:frame><draw:g text:anchor-type="paragraph" draw:z-index="225" draw:name="Shape4_210" draw:style-name="Mgr3"><draw:path draw:style-name="Mgr7" draw:text-style-name="MP3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29">Géométrie plane</text:span> : <text:span text:style-name="MT30">P</text:span><text:span text:style-name="MT31">arallèles, perpendiculaires,<text:line-break/> </text:span><text:span text:style-name="MT32">distances</text:span></text:p>
      </style:header>
      <style:footer>
        <text:p text:style-name="MP4"><draw:frame draw:style-name="Mfr1" draw:name="Frame209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5"><draw:g text:anchor-type="paragraph" draw:z-index="199" draw:name="Shape4_204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7">Géométrie plane : </text:span><text:span text:style-name="MT34">Parallèles, perpendiculaires, </text:span><text:span text:style-name="MT35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0"><text:span text:style-name="MT33">Géométrie plane : </text:span><text:span text:style-name="MT34">parallèles, perpendiculaires, </text:span><text:span text:style-name="MT35">distances</text:span></text:p></draw:text-box></draw:frame><draw:g text:anchor-type="paragraph" draw:z-index="318" draw:name="Shape4_206" draw:style-name="Mgr3"><draw:path draw:style-name="Mgr7" draw:text-style-name="MP38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7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2"><text:span text:style-name="MT126">Géométrie plane : </text:span><text:span text:style-name="MT30">parallèles, perpendiculaires, </text:span><text:span text:style-name="MT53">distances</text:span></text:p></draw:text-box></draw:frame><draw:g text:anchor-type="paragraph" draw:z-index="226" draw:name="Shape4_205" draw:style-name="Mgr3"><draw:path draw:style-name="Mgr7" draw:text-style-name="MP3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2"><text:span text:style-name="MT126">Géométrie plane : </text:span><text:span text:style-name="MT30">parallèles, perpendiculaires, </text:span><text:span text:style-name="MT53">distances</text:span></text:p></draw:text-box></draw:frame><draw:g text:anchor-type="paragraph" draw:z-index="162" draw:name="Shape4_154" draw:style-name="Mgr3"><draw:path draw:style-name="Mgr7" draw:text-style-name="MP3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29">Géométrie plane</text:span> : <text:span text:style-name="MT127">Milieu, alignement, </text:span><text:span text:style-name="MT128">appartenance</text:span></text:p>
      </style:header>
      <style:footer>
        <text:p text:style-name="MP4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5"><draw:g text:anchor-type="paragraph" draw:z-index="325" draw:name="Shape4_151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17">Géométrie plane : </text:span><text:span text:style-name="MT129">milieu, Alignement, </text:span><text:span text:style-name="MT130">APPARTENANCE</text:span></text:p></draw:text-box></draw:frame></text:p>
      </style:footer>
      <style:footer-left>
        <text:p text:style-name="MP7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5"><draw:g text:anchor-type="paragraph" draw:z-index="262" draw:name="Shape4_152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33">Géométrie plane : </text:span><text:span text:style-name="MT129">milieu, alignement, </text:span><text:span text:style-name="MT130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3"><text:span text:style-name="MT131">S</text:span><text:span text:style-name="MT132">olides</text:span> : <text:span text:style-name="MT131">Vocabulaire, nature</text:span></text:p>
      </style:header>
      <style:footer>
        <text:p text:style-name="MP7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4">solides : Vocabulaire, NatuRE</text:p></draw:text-box></draw:frame><draw:g text:anchor-type="paragraph" draw:z-index="197" draw:name="Shape4_149" draw:style-name="Mgr3"><draw:path draw:style-name="Mgr7" draw:text-style-name="MP3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4">solides : Vocabulaire, NatuRE</text:p></draw:text-box></draw:frame><draw:g text:anchor-type="paragraph" draw:z-index="181" draw:name="Shape4_150" draw:style-name="Mgr3"><draw:path draw:style-name="Mgr7" draw:text-style-name="MP3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29">Géométrie plane</text:span> : <text:span text:style-name="MT29">Points, droites </text:span><text:span text:style-name="MT133">et cercles</text:span></text:p>
      </style:header>
      <style:footer>
        <text:p text:style-name="MP7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5"><draw:g text:anchor-type="paragraph" draw:z-index="156" draw:name="Shape4_202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Géométrie plane : points, droites <text:span text:style-name="MT134">et cercles</text:span></text:p></draw:text-box></draw:frame></text:p>
      </style:footer>
      <style:footer-left>
        <text:p text:style-name="MP7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5"><draw:g text:anchor-type="paragraph" draw:z-index="214" draw:name="Shape4_203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Géométrie plane : points, droites <text:span text:style-name="MT134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3"><text:span text:style-name="MT131">S</text:span><text:span text:style-name="MT132">olides</text:span> : <text:span text:style-name="MT131">Vocabulaire, nature</text:span></text:p>
      </style:header>
      <style:footer>
        <text:p text:style-name="MP7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4">solides : Vocabulaire, NatuRE</text:p></draw:text-box></draw:frame><draw:g text:anchor-type="paragraph" draw:z-index="233" draw:name="Shape4_200" draw:style-name="Mgr3"><draw:path draw:style-name="Mgr7" draw:text-style-name="MP3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4">solides : Vocabulaire, NatuRE</text:p></draw:text-box></draw:frame><draw:g text:anchor-type="paragraph" draw:z-index="215" draw:name="Shape4_201" draw:style-name="Mgr3"><draw:path draw:style-name="Mgr7" draw:text-style-name="MP3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3"><text:span text:style-name="MT52">Repères du plan : Se repérer</text:span> </text:p>
      </style:header>
      <style:footer>
        <text:p text:style-name="MP4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5"><draw:g text:anchor-type="paragraph" draw:z-index="270" draw:name="Shape4_194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53">R</text:span>epères du plan : se repérer</text:p></draw:text-box></draw:frame></text:p>
      </style:footer>
      <style:footer-left>
        <text:p text:style-name="MP7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5"><draw:g text:anchor-type="paragraph" draw:z-index="249" draw:name="Shape4_195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53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5">R</text:span><text:span text:style-name="MT136">epères du plan : Se </text:span><text:span text:style-name="MT137">déplacer</text:span></text:p>
      </style:header>
      <style:footer>
        <text:p text:style-name="MP7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5">Repères du plan : Se </text:span><text:span text:style-name="MT138">déplacer</text:span></text:p></draw:text-box></draw:frame><draw:g text:anchor-type="paragraph" draw:z-index="326" draw:name="Shape4_192" draw:style-name="Mgr3"><draw:path draw:style-name="Mgr7" draw:text-style-name="MP38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7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7"><text:span text:style-name="MT5">Repères du plan : se </text:span><text:span text:style-name="MT138">déplacer</text:span></text:p></draw:text-box></draw:frame><draw:g text:anchor-type="paragraph" draw:z-index="292" draw:name="Shape4_193" draw:style-name="Mgr3"><draw:path draw:style-name="Mgr7" draw:text-style-name="MP3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3"><text:span text:style-name="MT52">Repères du plan : Se repérer</text:span> </text:p>
      </style:header>
      <style:footer>
        <text:p text:style-name="MP4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5"><draw:g text:anchor-type="paragraph" draw:z-index="146" draw:name="Shape4_190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53">R</text:span>epères du plan : se repérer</text:p></draw:text-box></draw:frame></text:p>
      </style:footer>
      <style:footer-left>
        <text:p text:style-name="MP7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5"><draw:g text:anchor-type="paragraph" draw:z-index="147" draw:name="Shape4_191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53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53">R</text:span>epères du plan : Se repérer</text:p>
      </style:header>
      <style:header-left>
        <text:p text:style-name="_5f_Header_20_G_20_page_20_paire_20__28_G_29_"><text:span text:style-name="MT53">R</text:span>epères du plan : Se repérer</text:p>
      </style:header-left>
      <style:footer>
        <text:p text:style-name="MP7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8">Repères du plan : Se repérer</text:p></draw:text-box></draw:frame><draw:g text:anchor-type="paragraph" draw:z-index="4" draw:name="Shape4_117" draw:style-name="Mgr3"><draw:path draw:style-name="Mgr7" draw:text-style-name="MP3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53">Repères du plan : se repérer</text:p></draw:text-box></draw:frame><draw:g text:anchor-type="paragraph" draw:z-index="5" draw:name="Shape4_189" draw:style-name="Mgr3"><draw:path draw:style-name="Mgr7" draw:text-style-name="MP3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9">Volumes : Volumes par comptage</text:p>
      </style:header>
      <style:footer>
        <text:p text:style-name="MP7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5"><draw:g text:anchor-type="paragraph" draw:z-index="328" draw:name="Shape4_179" draw:style-name="Mgr3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/><text:span text:style-name="MT139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1"><draw:line text:anchor-type="paragraph" draw:z-index="317" draw:name="Shape7_8" draw:style-name="Mgr9" draw:text-style-name="MP3" svg:x1="9.042cm" svg:y1="0.36cm" svg:x2="20.461cm" svg:y2="0.36cm"><text:p/></draw:line><draw:path text:anchor-type="paragraph" draw:z-index="319" draw:name="Shape5_1" draw:style-name="Mgr11" draw:text-style-name="MP82" svg:width="4.329cm" svg:height="2.24cm" svg:x="-1.499cm" svg:y="-1cm" svg:viewBox="0 0 4330 2241" svg:d="M0 2241l3984-288c209-15 363-168 345-342l-170-1611h-4159z"><text:p/></draw:path><draw:frame text:anchor-type="paragraph" draw:z-index="320" draw:name="Shape6_2" draw:style-name="Mgr12" draw:text-style-name="MP83" svg:width="2.703cm" svg:height="0.715cm" draw:transform="rotate (0.0872664625997165) translate (-0.172861111111111cm 0.218722222222222cm)"><draw:text-box><text:p text:style-name="MP3"><text:span text:style-name="MT140">Série 1</text:span></text:p></draw:text-box></draw:frame>T<text:span text:style-name="MT141">itre de la série</text:span></text:p>
      </style:header>
      <style:header-left>
        <text:p text:style-name="MP81"><draw:line text:anchor-type="paragraph" draw:z-index="322" draw:name="Shape7_9" draw:style-name="Mgr9" draw:text-style-name="MP3" svg:x1="9.042cm" svg:y1="0.36cm" svg:x2="20.461cm" svg:y2="0.36cm"><text:p/></draw:line><draw:path text:anchor-type="paragraph" draw:z-index="323" draw:name="Shape5_2" draw:style-name="Mgr11" draw:text-style-name="MP82" svg:width="4.329cm" svg:height="2.24cm" svg:x="-1.499cm" svg:y="-1cm" svg:viewBox="0 0 4330 2241" svg:d="M0 2241l3984-288c209-15 363-168 345-342l-170-1611h-4159z"><text:p/></draw:path><draw:frame text:anchor-type="paragraph" draw:z-index="324" draw:name="Shape6_5" draw:style-name="Mgr12" draw:text-style-name="MP83" svg:width="2.703cm" svg:height="0.715cm" draw:transform="rotate (0.0872664625997165) translate (-0.172861111111111cm 0.218722222222222cm)"><draw:text-box><text:p text:style-name="MP3"><text:span text:style-name="MT140">Série 1</text:span></text:p></draw:text-box></draw:frame>T<text:span text:style-name="MT141">itre de la série</text:span></text:p>
      </style:header-left>
      <style:footer>
        <text:p text:style-name="MP7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5"><draw:g text:anchor-type="paragraph" draw:z-index="327" draw:name="Shape8_5" draw:style-name="Mgr3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pan text:style-name="MT142">Angles</text:span> • <text:span text:style-name="MT142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4"><text:span text:style-name="MT114"><text:s text:c="15"/>A</text:span>ires : Aires de triangles</text:p>
      </style:header>
      <style:footer>
        <text:p text:style-name="MP4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5"><draw:g text:anchor-type="paragraph" draw:z-index="316" draw:name="Shape4_178" draw:style-name="Mgr3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footer>
        <text:p text:style-name="MP7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312" draw:name="Shape4_181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313" draw:name="Shape4_182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14" draw:name="Shape4_183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6"><text:span text:style-name="MT73"><text:s text:c="15"/>A</text:span><text:span text:style-name="MT143">ires : Problèmes d’aires</text:span></text:p>
      </style:header>
      <style:footer>
        <text:p text:style-name="MP4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5"><draw:g text:anchor-type="paragraph" draw:z-index="310" draw:name="Shape4_169" draw:style-name="Mgr3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footer>
        <text:p text:style-name="MP7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304" draw:name="Shape4_166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306" draw:name="Shape4_167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07" draw:name="Shape4_168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footer>
        <text:p text:style-name="MP7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300" draw:name="Shape4_170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302" draw:name="Shape4_171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303" draw:name="Shape4_172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8"><text:span text:style-name="MT114"><text:s text:c="15"/>A</text:span>ires : Aires de disques</text:p>
      </style:header>
      <style:footer>
        <text:p text:style-name="MP4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5"><draw:g text:anchor-type="paragraph" draw:z-index="297" draw:name="Shape4_173" draw:style-name="Mgr3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9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1"><draw:path text:anchor-type="paragraph" draw:z-index="285" draw:name="Shape5_3" draw:style-name="Mgr11" draw:text-style-name="MP82" svg:width="4.329cm" svg:height="2.24cm" svg:x="-1.499cm" svg:y="-1cm" svg:viewBox="0 0 4330 2241" svg:d="M0 2241l3984-288c209-15 363-168 345-342l-170-1611h-4159z"><text:p/></draw:path><draw:frame text:anchor-type="paragraph" draw:z-index="287" draw:name="Shape6_3" draw:style-name="Mgr12" draw:text-style-name="MP83" svg:width="2.703cm" svg:height="0.715cm" draw:transform="rotate (0.0872664625997165) translate (-0.172861111111111cm 0.218722222222222cm)"><draw:text-box><text:p text:style-name="MP3"><text:span text:style-name="MT140">Série 1</text:span></text:p></draw:text-box></draw:frame><draw:line text:anchor-type="paragraph" draw:z-index="289" draw:name="Shape7_6" draw:style-name="Mgr9" draw:text-style-name="MP3" svg:x1="9.042cm" svg:y1="0.36cm" svg:x2="20.461cm" svg:y2="0.36cm"><text:p/></draw:line>T<text:span text:style-name="MT141">itre de la série</text:span></text:p>
      </style:header>
      <style:header-left>
        <text:p text:style-name="MP81"><draw:path text:anchor-type="paragraph" draw:z-index="290" draw:name="Shape5_4" draw:style-name="Mgr11" draw:text-style-name="MP82" svg:width="4.329cm" svg:height="2.24cm" svg:x="-1.499cm" svg:y="-1cm" svg:viewBox="0 0 4330 2241" svg:d="M0 2241l3984-288c209-15 363-168 345-342l-170-1611h-4159z"><text:p/></draw:path><draw:frame text:anchor-type="paragraph" draw:z-index="291" draw:name="Shape6_4" draw:style-name="Mgr12" draw:text-style-name="MP83" svg:width="2.703cm" svg:height="0.715cm" draw:transform="rotate (0.0872664625997165) translate (-0.172861111111111cm 0.218722222222222cm)"><draw:text-box><text:p text:style-name="MP3"><text:span text:style-name="MT140">Série 1</text:span></text:p></draw:text-box></draw:frame><draw:line text:anchor-type="paragraph" draw:z-index="293" draw:name="Shape7_3" draw:style-name="Mgr9" draw:text-style-name="MP3" svg:x1="9.042cm" svg:y1="0.36cm" svg:x2="20.461cm" svg:y2="0.36cm"><text:p/></draw:line>T<text:span text:style-name="MT141">itre de la série</text:span></text:p>
      </style:header-left>
      <style:footer>
        <text:p text:style-name="MP7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5"><draw:g text:anchor-type="paragraph" draw:z-index="295" draw:name="Shape8_4" draw:style-name="Mgr3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pan text:style-name="MT142">Angles</text:span> • <text:span text:style-name="MT142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4">Volumes : </text:span><text:span text:style-name="MT145">Calculs et conversions</text:span></text:p>
      </style:header>
      <style:header-left>
        <text:p text:style-name="_5f_Header_20_M_20_page_20_paire_20__28_G_29_"><text:span text:style-name="MT144">Volumes : </text:span><text:span text:style-name="MT145">Calculs et conversions</text:span></text:p>
      </style:header-left>
      <style:footer>
        <text:list xml:id="list4081905561" text:style-name="_5f_Numérotation_20_des_20_exercices">
          <text:list-item>
            <text:list>
              <text:list-item>
                <text:p text:style-name="MP90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0"><text:s/><text:span text:style-name="MT139">Volumes : </text:span><text:span text:style-name="MT146">Calculs et conversions</text:span> </text:p></draw:text-box></draw:frame><draw:g text:anchor-type="paragraph" draw:z-index="283" draw:name="Shape4_174" draw:style-name="Mgr3"><draw:path draw:style-name="Mgr10" draw:text-style-name="MP49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01334204791342" text:continue-numbering="true" text:style-name="_5f_Numérotation_20_des_20_exercices">
          <text:list-item>
            <text:list>
              <text:list-item>
                <text:p text:style-name="MP90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0"><text:s/><text:span text:style-name="MT139">Volumes : </text:span><text:span text:style-name="MT146">Calculs et conversions</text:span> </text:p></draw:text-box></draw:frame><draw:g text:anchor-type="paragraph" draw:z-index="284" draw:name="Shape4_175" draw:style-name="Mgr3"><draw:path draw:style-name="Mgr10" draw:text-style-name="MP49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3"><text:span text:style-name="MT131">S</text:span><text:span text:style-name="MT132">olides</text:span> : <text:span text:style-name="MT131">Vocabulaire, nature</text:span></text:p>
      </style:header>
      <style:footer>
        <text:p text:style-name="MP7"><draw:frame draw:style-name="Mfr1" draw:name="Frame14" text:anchor-type="paragraph" svg:y="-0.06cm" draw:z-index="0"><draw:text-box fo:min-height="0.499cm" fo:min-width="3cm"><draw:frame draw:style-name="Mfr2" draw:name="Frame2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4">solides : Vocabulaire, NatuRE</text:p></draw:text-box></draw:frame><draw:g text:anchor-type="paragraph" draw:z-index="280" draw:name="Shape4_196" draw:style-name="Mgr3"><draw:path draw:style-name="Mgr7" draw:text-style-name="MP3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4">solides : Vocabulaire, NatuRE</text:p></draw:text-box></draw:frame><draw:g text:anchor-type="paragraph" draw:z-index="281" draw:name="Shape4_197" draw:style-name="Mgr3"><draw:path draw:style-name="Mgr7" draw:text-style-name="MP3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1"><text:span text:style-name="MT29">Géométrie plane</text:span> : <text:span text:style-name="MT147">D</text:span><text:span text:style-name="MT29">roites, </text:span><text:span text:style-name="MT148">demi-droites </text:span><text:span text:style-name="MT149">&amp; </text:span><text:span text:style-name="MT148">segments</text:span></text:p>
      </style:header>
      <style:footer>
        <text:p text:style-name="MP7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5"><draw:g text:anchor-type="paragraph" draw:z-index="277" draw:name="Shape4_198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17">Géométrie plane : </text:span><text:span text:style-name="MT33">droites, </text:span><text:span text:style-name="MT150">DEMI-droites et segments</text:span></text:p></draw:text-box></draw:frame></text:p>
      </style:footer>
      <style:footer-left>
        <text:p text:style-name="MP7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5"><draw:g text:anchor-type="paragraph" draw:z-index="278" draw:name="Shape4_199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33">Géométrie plane : droites, </text:span><text:span text:style-name="MT150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2"><text:span text:style-name="MT114"><text:s text:c="15"/>A</text:span>ires : Aire par comptage</text:p>
      </style:header>
      <style:footer>
        <text:p text:style-name="MP4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5"><draw:g text:anchor-type="paragraph" draw:z-index="274" draw:name="Shape4_165" draw:style-name="Mgr3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0"><text:span text:style-name="MT151">Aires</text:span><text:span text:style-name="MT75"> <text:s/>: </text:span><text:span text:style-name="MT151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footer>
        <text:p text:style-name="MP7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268" draw:name="Shape4_162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269" draw:name="Shape4_163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71" draw:name="Shape4_164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2">Aires </text:span>: <text:span text:style-name="MT152">problèmes <text:s text:c="4"/></text:span></text:h>
      </style:footer>
      <style:footer-left>
        <text:p text:style-name="MP93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footer>
        <text:p text:style-name="MP7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 : additionner et soustraire</text:span><text:span text:style-name="MT5"> </text:span></text:p></draw:text-box></draw:frame><draw:g text:anchor-type="paragraph" draw:z-index="70" draw:name="Shape4_158" draw:style-name="Mgr3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8"><text:span text:style-name="MT4">Calculer</text:span><text:span text:style-name="MT5"> : </text:span><text:span text:style-name="MT4">additionner et soustraire</text:span></text:p></draw:text-box></draw:frame><draw:g text:anchor-type="paragraph" draw:z-index="69" draw:name="Shape4_159" draw:style-name="Mgr3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0" draw:name="Shape4_160" draw:style-name="Mgr3"><draw:path draw:style-name="Mgr5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4"><text:span text:style-name="MT114"><text:s text:c="15"/>A</text:span>ires : Calculer une aire</text:p>
      </style:header>
      <style:footer>
        <text:p text:style-name="MP4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5"><draw:g text:anchor-type="paragraph" draw:z-index="71" draw:name="Shape4_161" draw:style-name="Mgr3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6"><text:span text:style-name="MT153">Constructions géométriques : </text:span><text:span text:style-name="MT154">Reproduire</text:span></text:p>
      </style:header>
      <style:header-left>
        <text:p text:style-name="MP96"><text:span text:style-name="MT153">Constructions géométriques : </text:span><text:span text:style-name="MT154">Reproduire</text:span></text:p>
      </style:header-left>
      <style:footer>
        <text:p text:style-name="MP7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5"><draw:g text:anchor-type="paragraph" draw:z-index="75" draw:name="Shape10_0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5">CONSTRUCTIONS Géométriques : <text:s/></text:span><text:span text:style-name="MT156">REPRODUIRE</text:span></text:p></draw:text-box></draw:frame></text:p>
      </style:footer>
      <style:footer-left>
        <text:p text:style-name="MP7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5"><draw:g text:anchor-type="paragraph" draw:z-index="73" draw:name="Shape10_2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5">CONSTRUCTIONS Géométriques : <text:s/></text:span><text:span text:style-name="MT156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8">Géométrie de base, partie 1: nommer, mesurer</text:p>
      </style:header>
      <style:header-left>
        <text:p text:style-name="_5f_Header_20_G_20_page_20_impaire_20__28_D_29_">Géométrie plane : Vocabulaire</text:p>
        <text:p text:style-name="MP99">Géométrie de base, partie 1: nommer, mesurer</text:p>
      </style:header-left>
      <style:footer>
        <text:p text:style-name="MP7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5"><draw:g text:anchor-type="paragraph" draw:z-index="99" draw:name="Shape4_207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6">G</text:span><text:span text:style-name="MT157">éométrie </text:span><text:span text:style-name="MT158">plane </text:span><text:span text:style-name="MT157">: </text:span><text:span text:style-name="MT158">vocabulaire</text:span></text:h></draw:text-box></draw:frame></text:p>
      </style:footer>
      <style:footer-left>
        <text:p text:style-name="MP7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5"><draw:g text:anchor-type="paragraph" draw:z-index="78" draw:name="Shape4_208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56">G</text:span><text:span text:style-name="MT157">éométrie </text:span><text:span text:style-name="MT159">plane</text:span><text:span text:style-name="MT157"> : </text:span><text:span text:style-name="MT159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1"><draw:path text:anchor-type="paragraph" draw:z-index="106" draw:name="Shape7" draw:style-name="Mgr13" draw:text-style-name="MP102" svg:width="4.329cm" svg:height="2.24cm" svg:x="-1.499cm" svg:y="-1cm" svg:viewBox="0 0 4330 2241" svg:d="M0 2241l3984-288c209-15 363-168 345-342l-170-1611h-4159z"><text:p/></draw:path><draw:frame text:anchor-type="paragraph" draw:z-index="105" draw:name="Shape8" draw:style-name="Mgr12" draw:text-style-name="MP83" svg:width="2.703cm" svg:height="0.715cm" draw:transform="rotate (0.0872664625997165) translate (-0.172861111111111cm 0.218722222222222cm)"><draw:text-box><text:p text:style-name="MP3"><text:span text:style-name="MT140">Série 1</text:span></text:p></draw:text-box></draw:frame><draw:line text:anchor-type="paragraph" draw:z-index="102" draw:name="Shape9" draw:style-name="Mgr8" draw:text-style-name="MP3" svg:x1="11.559cm" svg:y1="0.36cm" svg:x2="20.5cm" svg:y2="0.36cm"><text:p/></draw:line>T<text:span text:style-name="MT160">itre de la série</text:span></text:p>
      </style:header>
      <style:footer>
        <text:p text:style-name="MP7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5"><draw:g text:anchor-type="paragraph" draw:z-index="148" draw:name="Shape10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61">Éléments de géométrie</text:span> • <text:span text:style-name="MT161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7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5"><draw:g text:anchor-type="paragraph" draw:z-index="107" draw:name="Shape4_215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3">Constructions géométriques : </text:span><text:span text:style-name="MT154">Reproduire</text:span></text:p>
      </style:header>
      <style:header-left>
        <text:p text:style-name="MP105"><text:span text:style-name="MT153">Constructions géométriques : </text:span><text:span text:style-name="MT154">Reproduire</text:span></text:p>
      </style:header-left>
      <style:footer>
        <text:p text:style-name="MP7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5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109" draw:name="Shape4_218" draw:style-name="Mgr3"><draw:path draw:style-name="Mgr7" draw:text-style-name="MP38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97"><text:span text:style-name="MT155">CONSTRUCTIONS Géométriques : <text:s/></text:span><text:span text:style-name="MT156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2">Constructions géométriques : </text:span><text:span text:style-name="MT163">Reproduire</text:span></text:p>
      </style:header>
      <style:header-left>
        <text:p text:style-name="_5f_Header_20_G_20_page_20_paire_20__28_G_29_"><text:span text:style-name="MT162">Constructions géométriques : </text:span><text:span text:style-name="MT163">Reproduire</text:span></text:p>
      </style:header-left>
      <style:footer>
        <text:p text:style-name="MP7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5"><draw:g text:anchor-type="paragraph" draw:z-index="90" draw:name="Shape4_219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55">CONSTRUCTIONS Géométriques : </text:span><text:span text:style-name="MT156">REPRODUIRE</text:span></text:p></draw:text-box></draw:frame></text:p>
      </style:footer>
      <style:footer-left>
        <text:p text:style-name="MP7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5"><draw:g text:anchor-type="paragraph" draw:z-index="89" draw:name="Shape4_220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55">CONSTRUCTIONS Géométriques : <text:s/></text:span><text:span text:style-name="MT156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6"><text:span text:style-name="MT153">Constructions géométriques : </text:span><text:span text:style-name="MT154">Reproduire</text:span></text:p>
      </style:header>
      <style:footer>
        <text:p text:style-name="MP7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5"><draw:g text:anchor-type="paragraph" draw:z-index="92" draw:name="Shape10_0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5">CONSTRUCTIONS Géométriques : <text:s/></text:span><text:span text:style-name="MT156">REPRODUIRE</text:span></text:p></draw:text-box></draw:frame></text:p>
      </style:footer>
      <style:footer-left>
        <text:p text:style-name="MP7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5"><draw:g text:anchor-type="paragraph" draw:z-index="91" draw:name="Shape10_1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5">CONSTRUCTIONS Géométriques : <text:s/></text:span><text:span text:style-name="MT156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2">Constructions géométriques : </text:span><text:span text:style-name="MT164">Rédiger</text:span></text:p>
      </style:header>
      <style:header-left>
        <text:p text:style-name="_5f_Header_20_G_20_page_20_paire_20__28_G_29_"><text:span text:style-name="MT162">Constructions géométriques : </text:span><text:span text:style-name="MT164">Rédiger</text:span></text:p>
      </style:header-left>
      <style:footer>
        <text:p text:style-name="MP7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5"><draw:g text:anchor-type="paragraph" draw:z-index="94" draw:name="Shape4_221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55">CONSTRUCTIONS Géométriques : </text:span><text:span text:style-name="MT165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6">S</text:span>olides : <text:span text:style-name="MT166">Vocabulaire, nature</text:span></text:p>
      </style:header>
      <style:header-left>
        <text:p text:style-name="_5f_Header_20_G_20_page_20_impaire_20__28_D_29_"><text:span text:style-name="MT166">S</text:span>olides : <text:span text:style-name="MT166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5"><draw:g text:anchor-type="paragraph" draw:z-index="96" draw:name="Shape4_3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solides : Vocabulaire, NatuRE</text:p></draw:text-box></draw:frame></text:h>
      </style:footer>
      <style:footer-left>
        <text:p text:style-name="MP7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107">solides : Vocabulaire, NatuRE</text:p></draw:text-box></draw:frame><draw:g text:anchor-type="paragraph" draw:z-index="95" draw:name="Shape4_0" draw:style-name="Mgr3"><draw:path draw:style-name="Mgr7" draw:text-style-name="MP38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3"><text:span text:style-name="MT131">S</text:span><text:span text:style-name="MT132">olides</text:span> : <text:span text:style-name="MT131">Vocabulaire, nature</text:span></text:p>
      </style:header>
      <style:header-left>
        <text:p text:style-name="MP73"><text:span text:style-name="MT131">S</text:span><text:span text:style-name="MT132">olides</text:span> : <text:span text:style-name="MT131">Vocabulaire, nature</text:span></text:p>
      </style:header-left>
      <style:footer>
        <text:p text:style-name="MP7"><draw:g text:anchor-type="paragraph" draw:z-index="29" draw:name="Shape4_225" draw:style-name="Mgr3"><draw:path draw:style-name="Mgr7" draw:text-style-name="MP38" svg:width="0.855cm" svg:height="1.172cm" svg:x="18.41cm" svg:y="-0.175cm" svg:viewBox="0 0 856 1173" svg:d="M856 1173h-856v-991c0-100 79-182 175-182h505c97 0 176 82 176 182z"><text:p/></draw:path></draw:g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4">solides : Vocabulaire, NatuRE</text:p></draw:text-box></draw:frame></text:p>
      </style:footer>
      <style:footer-left>
        <text:p text:style-name="MP7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4">solides : Vocabulaire, NatuRE</text:p></draw:text-box></draw:frame><draw:g text:anchor-type="paragraph" draw:z-index="97" draw:name="Shape4_4" draw:style-name="Mgr3"><draw:path draw:style-name="Mgr7" draw:text-style-name="MP3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6">S</text:span>olides : <text:span text:style-name="MT167">Perspective cavalière</text:span></text:p>
      </style:header>
      <style:header-left>
        <text:p text:style-name="_5f_Header_20_G_20_page_20_impaire_20__28_D_29_"><text:span text:style-name="MT166">S</text:span>olides : <text:span text:style-name="MT167">Perspective cavalière</text:span></text:p>
      </style:header-left>
      <style:footer>
        <text:p text:style-name="MP7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5"><draw:g text:anchor-type="paragraph" draw:z-index="93" draw:name="Shape4_224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8">solides : </text:span><text:span text:style-name="MT169">perspective cavalière</text:span></text:h></draw:text-box></draw:frame></text:p>
      </style:footer>
      <style:footer-left>
        <text:p text:style-name="MP7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5"><draw:g text:anchor-type="paragraph" draw:z-index="98" draw:name="Shape4_2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168">solides : </text:span><text:span text:style-name="MT169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1">Solides : </text:span><text:span text:style-name="MT170">Patrons</text:span></text:p>
      </style:header>
      <style:header-left>
        <text:p text:style-name="_5f_Header_20_G_20_page_20_paire_20__28_G_29_"><text:span text:style-name="MT131">Solides : </text:span><text:span text:style-name="MT170">Patrons</text:span></text:p>
      </style:header-left>
      <style:footer>
        <text:h text:style-name="_5f_Footer_20_page_20_impaire_20__28_D_29_" text:outline-level="1"><draw:g text:anchor-type="paragraph" draw:z-index="28" draw:name="Shape4_223" draw:style-name="Mgr3"><draw:path draw:style-name="Mgr7" draw:text-style-name="MP38" svg:width="0.855cm" svg:height="1.172cm" svg:x="18.41cm" svg:y="-0.175cm" svg:viewBox="0 0 856 1173" svg:d="M856 1173h-856v-991c0-100 79-182 175-182h505c97 0 176 82 176 182z"><text:p/></draw:path></draw:g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4">solides : <text:span text:style-name="MT171">patrons</text:span></text:p></draw:text-box></draw:frame></text:h>
      </style:footer>
      <style:footer-left>
        <text:p text:style-name="MP7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5"><text:page-number text:select-page="current">0</text:page-number></text:p></draw:text-box></draw:frame><text:h text:style-name="_5f_Footer_20_page_20_paire_20__28_G_29_" text:outline-level="1">solides : <text:span text:style-name="MT171">patrons</text:span></text:h></draw:text-box></draw:frame><draw:g text:anchor-type="paragraph" draw:z-index="108" draw:name="Shape4_4" draw:style-name="Mgr3"><draw:path draw:style-name="Mgr7" draw:text-style-name="MP3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6">S</text:span>olides : <text:span text:style-name="MT172">Patrons</text:span></text:p>
      </style:header>
      <style:header-left>
        <text:p text:style-name="_5f_Header_20_G_20_page_20_impaire_20__28_D_29_"><text:span text:style-name="MT166">S</text:span>olides : <text:span text:style-name="MT172">Patrons</text:span></text:p>
      </style:header-left>
      <style:footer>
        <text:p text:style-name="MP7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5"><draw:g text:anchor-type="paragraph" draw:z-index="101" draw:name="Shape4_222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8">solides : </text:span><text:span text:style-name="MT173">Patrons</text:span></text:h></draw:text-box></draw:frame></text:p>
      </style:footer>
      <style:footer-left>
        <text:p text:style-name="MP7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5"><draw:g text:anchor-type="paragraph" draw:z-index="103" draw:name="Shape4_2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168">solides : </text:span><text:span text:style-name="MT173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1">S</text:span><text:span text:style-name="MT132">olides</text:span> : <text:span text:style-name="MT131">Vocabulaire, nature</text:span></text:p>
      </style:header>
      <style:header-left>
        <text:p text:style-name="_5f_Header_20_G_20_page_20_impaire_20__28_D_29_"><text:span text:style-name="MT131">S</text:span><text:span text:style-name="MT132">olides</text:span> : <text:span text:style-name="MT131">Vocabulaire, nature</text:span></text:p>
      </style:header-left>
      <style:footer>
        <text:p text:style-name="MP7"><draw:g text:anchor-type="paragraph" draw:z-index="142" draw:name="Shape4_0" draw:style-name="Mgr3"><draw:path draw:style-name="Mgr7" draw:text-style-name="MP38" svg:width="0.855cm" svg:height="1.172cm" svg:x="18.41cm" svg:y="-0.175cm" svg:viewBox="0 0 856 1173" svg:d="M856 1173h-856v-991c0-100 79-182 175-182h505c97 0 176 82 176 182z"><text:p/></draw:path></draw:g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4">solides : Vocabulaire, NatuRE</text:p></draw:text-box></draw:frame></text:p>
      </style:footer>
      <style:footer-left>
        <text:p text:style-name="MP7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4">solides : Vocabulaire, NatuRE</text:p></draw:text-box></draw:frame><draw:g text:anchor-type="paragraph" draw:z-index="100" draw:name="Shape4_4" draw:style-name="Mgr3"><draw:path draw:style-name="Mgr7" draw:text-style-name="MP3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8"><text:span text:style-name="MT174">Géométrie plane</text:span><text:span text:style-name="MT131"> : </text:span><text:span text:style-name="MT175">Parallèles, perpendiculaires,<text:line-break/> </text:span><text:span text:style-name="MT176">distances</text:span></text:p>
      </style:header>
      <style:footer>
        <text:p text:style-name="MP7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2"><text:span text:style-name="MT126">Géométrie plane : </text:span><text:span text:style-name="MT30">parallèles, perpendiculaires, </text:span><text:span text:style-name="MT53">distances</text:span></text:p></draw:text-box></draw:frame><draw:g text:anchor-type="paragraph" draw:z-index="76" draw:name="Shape4_3" draw:style-name="Mgr3"><draw:path draw:style-name="Mgr7" draw:text-style-name="MP3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2"><text:span text:style-name="MT126">Géométrie plane : </text:span><text:span text:style-name="MT30">parallèles, perpendiculaires, </text:span><text:span text:style-name="MT53">distances</text:span></text:p></draw:text-box></draw:frame><draw:g text:anchor-type="paragraph" draw:z-index="77" draw:name="Shape4_4" draw:style-name="Mgr3"><draw:path draw:style-name="Mgr7" draw:text-style-name="MP3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7">Symétrie axiale</text:span><text:span text:style-name="MT32"> : </text:span><text:span text:style-name="MT178">Reconnaissance et axes</text:span></text:p>
      </style:header>
      <style:footer>
        <text:p text:style-name="MP4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5"><draw:g text:anchor-type="paragraph" draw:z-index="68" draw:name="Shape4_1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3">S</text:span>ymétrie axiale : reconnaissance et axes</text:h></draw:text-box></draw:frame></text:p>
      </style:footer>
      <style:footer-left>
        <text:p text:style-name="MP7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5"><draw:g text:anchor-type="paragraph" draw:z-index="74" draw:name="Shape4_2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33">Géométrie plane : </text:span><text:span text:style-name="MT34">parallèles, perpendiculaires, </text:span><text:span text:style-name="MT35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8"><text:span text:style-name="MT174">Géométrie plane</text:span><text:span text:style-name="MT131"> : </text:span><text:span text:style-name="MT175">Parallèles, perpendiculaires,<text:line-break/> </text:span><text:span text:style-name="MT176">distances</text:span></text:p>
      </style:header>
      <style:footer>
        <text:p text:style-name="MP7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2"><text:span text:style-name="MT126">Géométrie plane : </text:span><text:span text:style-name="MT30">parallèles, perpendiculaires, </text:span><text:span text:style-name="MT53">distances</text:span></text:p></draw:text-box></draw:frame><draw:g text:anchor-type="paragraph" draw:z-index="104" draw:name="Shape4_3" draw:style-name="Mgr3"><draw:path draw:style-name="Mgr7" draw:text-style-name="MP3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2"><text:span text:style-name="MT126">Géométrie plane : </text:span><text:span text:style-name="MT30">parallèles, perpendiculaires, </text:span><text:span text:style-name="MT53">distances</text:span></text:p></draw:text-box></draw:frame><draw:g text:anchor-type="paragraph" draw:z-index="85" draw:name="Shape4_4" draw:style-name="Mgr3"><draw:path draw:style-name="Mgr7" draw:text-style-name="MP3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7">Symétrie axiale</text:span><text:span text:style-name="MT32"> : </text:span><text:span text:style-name="MT177">Médiatrice d’un segment</text:span></text:p>
      </style:header>
      <style:footer>
        <text:p text:style-name="MP4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5"><draw:g text:anchor-type="paragraph" draw:z-index="80" draw:name="Shape4_0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7">S</text:span><text:span text:style-name="MT179">ymétrie axiale : </text:span><text:span text:style-name="MT180">Médiatrice d’un segment</text:span></text:h></draw:text-box></draw:frame></text:p>
      </style:footer>
      <style:footer-left>
        <text:p text:style-name="MP7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5"><draw:g text:anchor-type="paragraph" draw:z-index="82" draw:name="Shape4_1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9"><text:span text:style-name="MT117">S</text:span><text:span text:style-name="MT179">ymétrie axiale : </text:span><text:span text:style-name="MT180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7"><draw:g text:anchor-type="paragraph" draw:z-index="144" draw:name="Shape4_226" draw:style-name="Mgr3"><draw:path draw:style-name="Mgr7" draw:text-style-name="MP38" svg:width="0.855cm" svg:height="1.172cm" svg:x="18.41cm" svg:y="-0.175cm" svg:viewBox="0 0 856 1173" svg:d="M856 1173h-856v-991c0-100 79-182 175-182h505c97 0 176 82 176 182z"><text:p/></draw:path></draw:g><draw:frame draw:style-name="Mfr1" draw:name="Frame2911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2"><text:span text:style-name="MT126">Géométrie plane : </text:span><text:span text:style-name="MT30">parallèles, perpendiculaires, </text:span><text:span text:style-name="MT53">distances</text:span></text:p></draw:text-box></draw:frame></text:p>
      </style:footer>
      <style:footer-left>
        <text:p text:style-name="MP7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110">Symétrie axiale : constructions</text:p></draw:text-box></draw:frame><draw:g text:anchor-type="paragraph" draw:z-index="124" draw:name="Shape4_4" draw:style-name="Mgr3"><draw:path draw:style-name="Mgr7" draw:text-style-name="MP3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53">S</text:span><text:span text:style-name="MT32">ymétrie axiale : Constructions</text:span></text:p>
      </style:header>
      <style:footer>
        <text:p text:style-name="MP4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5"><draw:g text:anchor-type="paragraph" draw:z-index="138" draw:name="Shape4_1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1" text:outline-level="1"><text:span text:style-name="MT53">S</text:span>ymétrie axiale : Constructions</text:h></draw:text-box></draw:frame></text:p>
      </style:footer>
      <style:footer-left>
        <text:p text:style-name="MP7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5"><draw:g text:anchor-type="paragraph" draw:z-index="135" draw:name="Shape4_2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33">Géométrie plane : </text:span><text:span text:style-name="MT34">parallèles, perpendiculaires, </text:span><text:span text:style-name="MT35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8"><text:span text:style-name="MT174">Géométrie plane</text:span><text:span text:style-name="MT131"> : </text:span><text:span text:style-name="MT175">Parallèles, perpendiculaires,<text:line-break/> </text:span><text:span text:style-name="MT176">distances</text:span></text:p>
      </style:header>
      <style:header-left>
        <text:p text:style-name="MP108"><text:span text:style-name="MT174">Géométrie plane</text:span><text:span text:style-name="MT131"> : </text:span><text:span text:style-name="MT175">Parallèles, perpendiculaires,<text:line-break/> </text:span><text:span text:style-name="MT176">distances</text:span></text:p>
      </style:header-left>
      <style:footer>
        <text:p text:style-name="MP7"><draw:g text:anchor-type="paragraph" draw:z-index="145" draw:name="Shape4_0" draw:style-name="Mgr3"><draw:path draw:style-name="Mgr7" draw:text-style-name="MP38" svg:width="0.855cm" svg:height="1.172cm" svg:x="18.41cm" svg:y="-0.175cm" svg:viewBox="0 0 856 1173" svg:d="M856 1173h-856v-991c0-100 79-182 175-182h505c97 0 176 82 176 182z"><text:p/></draw:path></draw:g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2"><text:span text:style-name="MT126">Géométrie plane : </text:span><text:span text:style-name="MT30">parallèles, perpendiculaires, </text:span><text:span text:style-name="MT53">distances</text:span></text:p></draw:text-box></draw:frame></text:p>
      </style:footer>
      <style:footer-left>
        <text:p text:style-name="MP7"><draw:frame draw:style-name="Mfr1" draw:name="Frame711" text:anchor-type="paragraph" svg:y="-0.06cm" draw:z-index="0"><draw:text-box fo:min-height="0.499cm" fo:min-width="3cm"><draw:frame draw:style-name="Mfr2" draw:name="Frame811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2"><text:span text:style-name="MT126">Géométrie plane : </text:span><text:span text:style-name="MT30">parallèles, perpendiculaires, </text:span><text:span text:style-name="MT53">distances</text:span></text:p></draw:text-box></draw:frame><draw:g text:anchor-type="paragraph" draw:z-index="114" draw:name="Shape4_4" draw:style-name="Mgr3"><draw:path draw:style-name="Mgr7" draw:text-style-name="MP3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1">Symétrie axiale</text:span><text:span text:style-name="MT32"> : </text:span><text:span text:style-name="MT182">Axes de symétrie de figures</text:span></text:p>
      </style:header>
      <style:header-left>
        <text:p text:style-name="MP112"><text:span text:style-name="MT181">Symétrie axiale</text:span><text:span text:style-name="MT32"> : </text:span><text:span text:style-name="MT182">Axes de symétrie de figures</text:span></text:p>
      </style:header-left>
      <style:footer>
        <text:p text:style-name="MP4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5"><draw:g text:anchor-type="paragraph" draw:z-index="126" draw:name="Shape4_3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53">S</text:span>ymétrie axiale : axes de symétrie de figures</text:p></draw:text-box></draw:frame></text:p>
      </style:footer>
      <style:footer-left>
        <text:p text:style-name="MP7"><draw:frame draw:style-name="Mfr1" draw:name="Frame31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5"><draw:g text:anchor-type="paragraph" draw:z-index="129" draw:name="Shape4_2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33">Géométrie plane : </text:span><text:span text:style-name="MT34">parallèles, perpendiculaires, </text:span><text:span text:style-name="MT35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8"><text:span text:style-name="MT174">Géométrie plane</text:span><text:span text:style-name="MT131"> : </text:span><text:span text:style-name="MT175">Parallèles, perpendiculaires,<text:line-break/> </text:span><text:span text:style-name="MT176">distances</text:span></text:p>
      </style:header>
      <style:footer>
        <text:p text:style-name="MP7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2"><text:span text:style-name="MT126">Géométrie plane : </text:span><text:span text:style-name="MT30">parallèles, perpendiculaires, </text:span><text:span text:style-name="MT53">distances</text:span></text:p></draw:text-box></draw:frame><draw:g text:anchor-type="paragraph" draw:z-index="120" draw:name="Shape4_3" draw:style-name="Mgr3"><draw:path draw:style-name="Mgr7" draw:text-style-name="MP3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2"><text:span text:style-name="MT126">Géométrie plane : </text:span><text:span text:style-name="MT30">parallèles, perpendiculaires, </text:span><text:span text:style-name="MT53">distances</text:span></text:p></draw:text-box></draw:frame><draw:g text:anchor-type="paragraph" draw:z-index="123" draw:name="Shape4_4" draw:style-name="Mgr3"><draw:path draw:style-name="Mgr7" draw:text-style-name="MP3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53">S</text:span>ymétrie : Propriétés</text:p>
      </style:header>
      <style:footer>
        <text:p text:style-name="MP4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5"><draw:g text:anchor-type="paragraph" draw:z-index="27" draw:name="Shape4_1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53">S</text:span>ymétrie axiale : propriétés</text:p></draw:text-box></draw:frame></text:p>
      </style:footer>
      <style:footer-left>
        <text:p text:style-name="MP7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5"><draw:g text:anchor-type="paragraph" draw:z-index="143" draw:name="Shape4_2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33">Géométrie plane : </text:span><text:span text:style-name="MT34">parallèles, perpendiculaires, </text:span><text:span text:style-name="MT35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8"><text:span text:style-name="MT174">Géométrie plane</text:span><text:span text:style-name="MT131"> : </text:span><text:span text:style-name="MT175">Parallèles, perpendiculaires,<text:line-break/> </text:span><text:span text:style-name="MT176">distances</text:span></text:p>
      </style:header>
      <style:footer>
        <text:p text:style-name="MP7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2"><text:span text:style-name="MT126">Géométrie plane : </text:span><text:span text:style-name="MT30">parallèles, perpendiculaires, </text:span><text:span text:style-name="MT53">distances</text:span></text:p></draw:text-box></draw:frame><draw:g text:anchor-type="paragraph" draw:z-index="20" draw:name="Shape4_3" draw:style-name="Mgr3"><draw:path draw:style-name="Mgr7" draw:text-style-name="MP3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72"><text:span text:style-name="MT126">Géométrie plane : </text:span><text:span text:style-name="MT30">parallèles, perpendiculaires, </text:span><text:span text:style-name="MT53">distances</text:span></text:p></draw:text-box></draw:frame><draw:g text:anchor-type="paragraph" draw:z-index="21" draw:name="Shape4_4" draw:style-name="Mgr3"><draw:path draw:style-name="Mgr7" draw:text-style-name="MP3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5"><text:span text:style-name="MT53">S</text:span>ymétrie axiale : pour aller plus loin</text:p>
      </style:header>
      <style:footer>
        <text:p text:style-name="MP4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5"><draw:g text:anchor-type="paragraph" draw:z-index="18" draw:name="Shape4_1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6"><text:span text:style-name="MT53">S</text:span>ymétrie axiale : pour aller plus loin</text:p></draw:text-box></draw:frame></text:p>
      </style:footer>
      <style:footer-left>
        <text:p text:style-name="MP7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5"><draw:g text:anchor-type="paragraph" draw:z-index="19" draw:name="Shape4_2" draw:style-name="Mgr3"><draw:path draw:style-name="Mgr7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33">Géométrie plane : </text:span><text:span text:style-name="MT34">parallèles, perpendiculaires, </text:span><text:span text:style-name="MT35">distanc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2T16:23:37.384777335</meta:creation-date>
    <dc:title>lycee_v3</dc:title>
    <meta:editing-duration>PT9H51M18S</meta:editing-duration>
    <meta:editing-cycles>132</meta:editing-cycles>
    <meta:generator>LibreOffice/7.1.1.2$Windows_X86_64 LibreOffice_project/fe0b08f4af1bacafe4c7ecc87ce55bb426164676</meta:generator>
    <dc:date>2021-07-15T10:13:31.240000000</dc:date>
    <meta:document-statistic meta:table-count="1" meta:image-count="0" meta:object-count="1" meta:page-count="1" meta:paragraph-count="781" meta:word-count="2876" meta:character-count="19035" meta:non-whitespace-character-count="16571"/>
    <meta:template xlink:type="simple" xlink:actuate="onRequest" xlink:title="lycee_v3" xlink:href="../Modele_cahier.ott" meta:date="2021-07-15T09:58:30.291648372"/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row>
          <mrow>
            <mo fence="true" stretchy="false">(</mo>
            <mrow>
              <mrow>
                <mn>3</mn>
                <mo stretchy="false">×</mo>
                <mn>10</mn>
              </mrow>
            </mrow>
            <mo fence="true" stretchy="false">)</mo>
          </mrow>
          <mo stretchy="false">+</mo>
          <mn>7</mn>
          <mo stretchy="false">+</mo>
          <mfrac>
            <mn>2</mn>
            <mn>10</mn>
          </mfrac>
        </mrow>
      </mrow>
      <mo fence="true" stretchy="true">)</mo>
    </mrow>
    <annotation encoding="StarMath 5.0">Left ( (3 times 10 ) + 7 + {{2}over{10}} Right )</annotation>
  </semantics>
</math>
</file>